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2.91mm"/>
    </style:style>
    <style:style style:name="ro1" style:family="table-row">
      <style:table-row-properties style:row-height="8.7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fo:background-color="#92e285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 style:data-style-name="N2">
      <style:table-cell-properties fo:background-color="transparent" fo:wrap-option="wrap"/>
      <style:text-properties style:text-position=""/>
    </style:style>
    <style:style style:name="ce6" style:family="table-cell" style:parent-style-name="Default" style:data-style-name="N2">
      <style:table-cell-properties fo:background-color="#f09e6f"/>
      <style:text-properties style:text-position=""/>
    </style:style>
    <style:style style:name="ce7" style:family="table-cell" style:parent-style-name="Default" style:data-style-name="N2">
      <style:text-properties style:text-position=""/>
    </style:style>
    <style:style style:name="ce8" style:family="table-cell" style:parent-style-name="Default" style:data-style-name="N2">
      <style:table-cell-properties fo:background-color="#92e285"/>
      <style:text-properties style:text-position=""/>
    </style:style>
    <style:style style:name="ce9" style:family="table-cell" style:parent-style-name="Default" style:data-style-name="N2">
      <style:table-cell-properties fo:background-color="transparent"/>
      <style:text-properties style:text-position="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92e285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2">
      <style:table-cell-properties fo:background-color="transparent" fo:wrap-option="wrap"/>
    </style:style>
    <style:style style:name="ce15" style:family="table-cell" style:parent-style-name="Default" style:data-style-name="N2">
      <style:table-cell-properties fo:background-color="#f09e6f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background-color="#92e285"/>
    </style:style>
    <style:style style:name="ce18" style:family="table-cell" style:parent-style-name="Default" style:data-style-name="N2">
      <style:table-cell-properties fo:background-color="transparent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 table:number-columns-spanned="1" table:number-rows-spanned="2">
            <text:p>R, Ohm</text:p>
          </table:table-cell>
          <table:table-cell table:style-name="ce1" office:value-type="string" calcext:value-type="string" table:number-columns-spanned="2" table:number-rows-spanned="1">
            <text:p>Diode current</text:p>
          </table:table-cell>
          <table:covered-table-cell table:style-name="ce2"/>
          <table:table-cell table:style-name="ce2" office:value-type="string" calcext:value-type="string">
            <text:p>V diode</text:p>
          </table:table-cell>
          <table:table-cell table:style-name="ce1" office:value-type="string" calcext:value-type="string" table:number-columns-spanned="1" table:number-rows-spanned="2">
            <text:p>Power, max</text:p>
          </table:table-cell>
          <table:table-cell table:style-name="ce1" office:value-type="string" calcext:value-type="string" table:number-columns-spanned="1" table:number-rows-spanned="2">
            <text:p>Power, min</text:p>
          </table:table-cell>
          <table:table-cell table:style-name="ce1" office:value-type="string" calcext:value-type="string" table:number-columns-spanned="1" table:number-rows-spanned="2">
            <text:p>Distance factor</text:p>
          </table:table-cell>
          <table:table-cell table:style-name="ce1" office:value-type="string" calcext:value-type="string" table:number-columns-spanned="1" table:number-rows-spanned="2">
            <text:p>Distance decrease factor</text:p>
          </table:table-cell>
        </table:table-row>
        <table:table-row table:style-name="ro2">
          <table:covered-table-cell table:style-name="ce2"/>
          <table:table-cell table:style-name="ce5" office:value-type="float" office:value="4.2" calcext:value-type="float">
            <text:p>4,20</text:p>
          </table:table-cell>
          <table:table-cell table:style-name="ce5" office:value-type="float" office:value="3.7" calcext:value-type="float">
            <text:p>3,70</text:p>
          </table:table-cell>
          <table:table-cell table:style-name="ce2" office:value-type="float" office:value="1.4" calcext:value-type="float">
            <text:p>1,4</text:p>
          </table:table-cell>
          <table:covered-table-cell table:number-columns-repeated="4" table:style-name="ce2"/>
        </table:table-row>
        <table:table-row table:style-name="ro2">
          <table:table-cell office:value-type="float" office:value="0.8" calcext:value-type="float">
            <text:p>0,8</text:p>
          </table:table-cell>
          <table:table-cell table:style-name="ce6" table:formula="of:= ([.B$2]-[.$D$2])/[.$A3]" office:value-type="float" office:value="3.5" calcext:value-type="float">
            <text:p>3,50</text:p>
          </table:table-cell>
          <table:table-cell table:style-name="ce6" table:formula="of:= ([.C$2]-[.$D$2])/[.$A3]" office:value-type="float" office:value="2.875" calcext:value-type="float">
            <text:p>2,88</text:p>
          </table:table-cell>
          <table:table-cell/>
          <table:table-cell table:formula="of:=[.$D$2]*[.B3]" office:value-type="float" office:value="4.9" calcext:value-type="float">
            <text:p>4,90</text:p>
          </table:table-cell>
          <table:table-cell table:formula="of:=[.$D$2]*[.C3]" office:value-type="float" office:value="4.025" calcext:value-type="float">
            <text:p>4,03</text:p>
          </table:table-cell>
          <table:table-cell table:style-name="Default" table:number-columns-repeated="2"/>
        </table:table-row>
        <table:table-row table:style-name="ro2">
          <table:table-cell office:value-type="float" office:value="0.9" calcext:value-type="float">
            <text:p>0,9</text:p>
          </table:table-cell>
          <table:table-cell table:style-name="ce6" table:formula="of:= ([.B$2]-[.$D$2])/[.$A4]" office:value-type="float" office:value="3.11111111111111" calcext:value-type="float">
            <text:p>3,11</text:p>
          </table:table-cell>
          <table:table-cell table:style-name="ce6" table:formula="of:= ([.C$2]-[.$D$2])/[.$A4]" office:value-type="float" office:value="2.55555555555556" calcext:value-type="float">
            <text:p>2,56</text:p>
          </table:table-cell>
          <table:table-cell/>
          <table:table-cell table:formula="of:=[.$D$2]*[.B4]" office:value-type="float" office:value="4.35555555555556" calcext:value-type="float">
            <text:p>4,36</text:p>
          </table:table-cell>
          <table:table-cell table:formula="of:=[.$D$2]*[.C4]" office:value-type="float" office:value="3.57777777777778" calcext:value-type="float">
            <text:p>3,58</text:p>
          </table:table-cell>
          <table:table-cell/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table:formula="of:= ([.B$2]-[.$D$2])/[.$A5]" office:value-type="float" office:value="2.8" calcext:value-type="float">
            <text:p>2,80</text:p>
          </table:table-cell>
          <table:table-cell table:style-name="ce6" table:formula="of:= ([.C$2]-[.$D$2])/[.$A5]" office:value-type="float" office:value="2.3" calcext:value-type="float">
            <text:p>2,30</text:p>
          </table:table-cell>
          <table:table-cell/>
          <table:table-cell table:formula="of:=[.$D$2]*[.B5]" office:value-type="float" office:value="3.92" calcext:value-type="float">
            <text:p>3,92</text:p>
          </table:table-cell>
          <table:table-cell table:formula="of:=[.$D$2]*[.C5]" office:value-type="float" office:value="3.22" calcext:value-type="float">
            <text:p>3,22</text:p>
          </table:table-cell>
          <table:table-cell/>
          <table:table-cell table:style-name="Default"/>
        </table:table-row>
        <table:table-row table:style-name="ro2">
          <table:table-cell office:value-type="float" office:value="1.1" calcext:value-type="float">
            <text:p>1,1</text:p>
          </table:table-cell>
          <table:table-cell table:style-name="ce6" table:formula="of:= ([.B$2]-[.$D$2])/[.$A6]" office:value-type="float" office:value="2.54545454545455" calcext:value-type="float">
            <text:p>2,55</text:p>
          </table:table-cell>
          <table:table-cell table:style-name="ce6" table:formula="of:= ([.C$2]-[.$D$2])/[.$A6]" office:value-type="float" office:value="2.09090909090909" calcext:value-type="float">
            <text:p>2,09</text:p>
          </table:table-cell>
          <table:table-cell/>
          <table:table-cell table:formula="of:=[.$D$2]*[.B6]" office:value-type="float" office:value="3.56363636363636" calcext:value-type="float">
            <text:p>3,56</text:p>
          </table:table-cell>
          <table:table-cell table:formula="of:=[.$D$2]*[.C6]" office:value-type="float" office:value="2.92727272727273" calcext:value-type="float">
            <text:p>2,93</text:p>
          </table:table-cell>
          <table:table-cell/>
          <table:table-cell table:style-name="Default"/>
        </table:table-row>
        <table:table-row table:style-name="ro2">
          <table:table-cell office:value-type="float" office:value="1.2" calcext:value-type="float">
            <text:p>1,2</text:p>
          </table:table-cell>
          <table:table-cell table:style-name="ce6" table:formula="of:= ([.B$2]-[.$D$2])/[.$A7]" office:value-type="float" office:value="2.33333333333333" calcext:value-type="float">
            <text:p>2,33</text:p>
          </table:table-cell>
          <table:table-cell table:style-name="ce6" table:formula="of:= ([.C$2]-[.$D$2])/[.$A7]" office:value-type="float" office:value="1.91666666666667" calcext:value-type="float">
            <text:p>1,92</text:p>
          </table:table-cell>
          <table:table-cell/>
          <table:table-cell table:formula="of:=[.$D$2]*[.B7]" office:value-type="float" office:value="3.26666666666667" calcext:value-type="float">
            <text:p>3,27</text:p>
          </table:table-cell>
          <table:table-cell table:formula="of:=[.$D$2]*[.C7]" office:value-type="float" office:value="2.68333333333333" calcext:value-type="float">
            <text:p>2,68</text:p>
          </table:table-cell>
          <table:table-cell/>
          <table:table-cell table:style-name="Default"/>
        </table:table-row>
        <table:table-row table:style-name="ro2">
          <table:table-cell office:value-type="float" office:value="1.3" calcext:value-type="float">
            <text:p>1,3</text:p>
          </table:table-cell>
          <table:table-cell table:style-name="ce6" table:formula="of:= ([.B$2]-[.$D$2])/[.$A8]" office:value-type="float" office:value="2.15384615384615" calcext:value-type="float">
            <text:p>2,15</text:p>
          </table:table-cell>
          <table:table-cell table:style-name="ce6" table:formula="of:= ([.C$2]-[.$D$2])/[.$A8]" office:value-type="float" office:value="1.76923076923077" calcext:value-type="float">
            <text:p>1,77</text:p>
          </table:table-cell>
          <table:table-cell/>
          <table:table-cell table:formula="of:=[.$D$2]*[.B8]" office:value-type="float" office:value="3.01538461538462" calcext:value-type="float">
            <text:p>3,02</text:p>
          </table:table-cell>
          <table:table-cell table:formula="of:=[.$D$2]*[.C8]" office:value-type="float" office:value="2.47692307692308" calcext:value-type="float">
            <text:p>2,48</text:p>
          </table:table-cell>
          <table:table-cell/>
          <table:table-cell table:style-name="Default"/>
        </table:table-row>
        <table:table-row table:style-name="ro2">
          <table:table-cell office:value-type="float" office:value="1.4" calcext:value-type="float">
            <text:p>1,4</text:p>
          </table:table-cell>
          <table:table-cell table:style-name="ce6" table:formula="of:= ([.B$2]-[.$D$2])/[.$A9]" office:value-type="float" office:value="2" calcext:value-type="float">
            <text:p>2,00</text:p>
          </table:table-cell>
          <table:table-cell table:style-name="ce6" table:formula="of:= ([.C$2]-[.$D$2])/[.$A9]" office:value-type="float" office:value="1.64285714285714" calcext:value-type="float">
            <text:p>1,64</text:p>
          </table:table-cell>
          <table:table-cell/>
          <table:table-cell table:formula="of:=[.$D$2]*[.B9]" office:value-type="float" office:value="2.8" calcext:value-type="float">
            <text:p>2,80</text:p>
          </table:table-cell>
          <table:table-cell table:formula="of:=[.$D$2]*[.C9]" office:value-type="float" office:value="2.3" calcext:value-type="float">
            <text:p>2,30</text:p>
          </table:table-cell>
          <table:table-cell/>
          <table:table-cell table:style-name="Default"/>
        </table:table-row>
        <table:table-row table:style-name="ro2">
          <table:table-cell office:value-type="float" office:value="1.5" calcext:value-type="float">
            <text:p>1,5</text:p>
          </table:table-cell>
          <table:table-cell table:style-name="ce6" table:formula="of:= ([.B$2]-[.$D$2])/[.$A10]" office:value-type="float" office:value="1.86666666666667" calcext:value-type="float">
            <text:p>1,87</text:p>
          </table:table-cell>
          <table:table-cell table:style-name="ce6" table:formula="of:= ([.C$2]-[.$D$2])/[.$A10]" office:value-type="float" office:value="1.53333333333333" calcext:value-type="float">
            <text:p>1,53</text:p>
          </table:table-cell>
          <table:table-cell/>
          <table:table-cell table:formula="of:=[.$D$2]*[.B10]" office:value-type="float" office:value="2.61333333333333" calcext:value-type="float">
            <text:p>2,61</text:p>
          </table:table-cell>
          <table:table-cell table:formula="of:=[.$D$2]*[.C10]" office:value-type="float" office:value="2.14666666666667" calcext:value-type="float">
            <text:p>2,15</text:p>
          </table:table-cell>
          <table:table-cell/>
          <table:table-cell table:style-name="Default"/>
        </table:table-row>
        <table:table-row table:style-name="ro2">
          <table:table-cell office:value-type="float" office:value="1.6" calcext:value-type="float">
            <text:p>1,6</text:p>
          </table:table-cell>
          <table:table-cell table:style-name="ce6" table:formula="of:= ([.B$2]-[.$D$2])/[.$A11]" office:value-type="float" office:value="1.75" calcext:value-type="float">
            <text:p>1,75</text:p>
          </table:table-cell>
          <table:table-cell table:formula="of:= ([.C$2]-[.$D$2])/[.$A11]" office:value-type="float" office:value="1.4375" calcext:value-type="float">
            <text:p>1,44</text:p>
          </table:table-cell>
          <table:table-cell/>
          <table:table-cell table:formula="of:=[.$D$2]*[.B11]" office:value-type="float" office:value="2.45" calcext:value-type="float">
            <text:p>2,45</text:p>
          </table:table-cell>
          <table:table-cell table:formula="of:=[.$D$2]*[.C11]" office:value-type="float" office:value="2.0125" calcext:value-type="float">
            <text:p>2,01</text:p>
          </table:table-cell>
          <table:table-cell/>
          <table:table-cell table:style-name="Default"/>
        </table:table-row>
        <table:table-row table:style-name="ro2">
          <table:table-cell office:value-type="float" office:value="1.7" calcext:value-type="float">
            <text:p>1,7</text:p>
          </table:table-cell>
          <table:table-cell table:style-name="ce6" table:formula="of:= ([.B$2]-[.$D$2])/[.$A12]" office:value-type="float" office:value="1.64705882352941" calcext:value-type="float">
            <text:p>1,65</text:p>
          </table:table-cell>
          <table:table-cell table:formula="of:= ([.C$2]-[.$D$2])/[.$A12]" office:value-type="float" office:value="1.35294117647059" calcext:value-type="float">
            <text:p>1,35</text:p>
          </table:table-cell>
          <table:table-cell/>
          <table:table-cell table:formula="of:=[.$D$2]*[.B12]" office:value-type="float" office:value="2.30588235294118" calcext:value-type="float">
            <text:p>2,31</text:p>
          </table:table-cell>
          <table:table-cell table:formula="of:=[.$D$2]*[.C12]" office:value-type="float" office:value="1.89411764705882" calcext:value-type="float">
            <text:p>1,89</text:p>
          </table:table-cell>
          <table:table-cell/>
          <table:table-cell table:style-name="Default"/>
        </table:table-row>
        <table:table-row table:style-name="ro2">
          <table:table-cell office:value-type="float" office:value="1.8" calcext:value-type="float">
            <text:p>1,8</text:p>
          </table:table-cell>
          <table:table-cell table:style-name="ce6" table:formula="of:= ([.B$2]-[.$D$2])/[.$A13]" office:value-type="float" office:value="1.55555555555556" calcext:value-type="float">
            <text:p>1,56</text:p>
          </table:table-cell>
          <table:table-cell table:formula="of:= ([.C$2]-[.$D$2])/[.$A13]" office:value-type="float" office:value="1.27777777777778" calcext:value-type="float">
            <text:p>1,28</text:p>
          </table:table-cell>
          <table:table-cell/>
          <table:table-cell table:formula="of:=[.$D$2]*[.B13]" office:value-type="float" office:value="2.17777777777778" calcext:value-type="float">
            <text:p>2,18</text:p>
          </table:table-cell>
          <table:table-cell table:formula="of:=[.$D$2]*[.C13]" office:value-type="float" office:value="1.78888888888889" calcext:value-type="float">
            <text:p>1,79</text:p>
          </table:table-cell>
          <table:table-cell/>
          <table:table-cell table:style-name="Default"/>
        </table:table-row>
        <table:table-row table:style-name="ro2">
          <table:table-cell office:value-type="float" office:value="1.9" calcext:value-type="float">
            <text:p>1,9</text:p>
          </table:table-cell>
          <table:table-cell table:formula="of:= ([.B$2]-[.$D$2])/[.$A14]" office:value-type="float" office:value="1.47368421052632" calcext:value-type="float">
            <text:p>1,47</text:p>
          </table:table-cell>
          <table:table-cell table:formula="of:= ([.C$2]-[.$D$2])/[.$A14]" office:value-type="float" office:value="1.21052631578947" calcext:value-type="float">
            <text:p>1,21</text:p>
          </table:table-cell>
          <table:table-cell/>
          <table:table-cell table:formula="of:=[.$D$2]*[.B14]" office:value-type="float" office:value="2.06315789473684" calcext:value-type="float">
            <text:p>2,06</text:p>
          </table:table-cell>
          <table:table-cell table:formula="of:=[.$D$2]*[.C14]" office:value-type="float" office:value="1.69473684210526" calcext:value-type="float">
            <text:p>1,69</text:p>
          </table:table-cell>
          <table:table-cell/>
          <table:table-cell table:style-name="Default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table:formula="of:= ([.B$2]-[.$D$2])/[.$A15]" office:value-type="float" office:value="1.4" calcext:value-type="float">
            <text:p>1,40</text:p>
          </table:table-cell>
          <table:table-cell table:style-name="ce8" table:formula="of:= ([.C$2]-[.$D$2])/[.$A15]" office:value-type="float" office:value="1.15" calcext:value-type="float">
            <text:p>1,15</text:p>
          </table:table-cell>
          <table:table-cell table:style-name="ce3"/>
          <table:table-cell table:style-name="ce8" table:formula="of:=[.$D$2]*[.B15]" office:value-type="float" office:value="1.96" calcext:value-type="float">
            <text:p>1,96</text:p>
          </table:table-cell>
          <table:table-cell table:style-name="ce8" table:formula="of:=[.$D$2]*[.C15]" office:value-type="float" office:value="1.61" calcext:value-type="float">
            <text:p>1,61</text:p>
          </table:table-cell>
          <table:table-cell table:style-name="ce8" office:value-type="float" office:value="1" calcext:value-type="float">
            <text:p>1,00</text:p>
          </table:table-cell>
          <table:table-cell table:formula="of:=SQRT([.F15]/[.E15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2.1" calcext:value-type="float">
            <text:p>2,1</text:p>
          </table:table-cell>
          <table:table-cell table:formula="of:= ([.B$2]-[.$D$2])/[.$A16]" office:value-type="float" office:value="1.33333333333333" calcext:value-type="float">
            <text:p>1,33</text:p>
          </table:table-cell>
          <table:table-cell table:formula="of:= ([.C$2]-[.$D$2])/[.$A16]" office:value-type="float" office:value="1.0952380952381" calcext:value-type="float">
            <text:p>1,10</text:p>
          </table:table-cell>
          <table:table-cell/>
          <table:table-cell table:formula="of:=[.$D$2]*[.B16]" office:value-type="float" office:value="1.86666666666667" calcext:value-type="float">
            <text:p>1,87</text:p>
          </table:table-cell>
          <table:table-cell table:formula="of:=[.$D$2]*[.C16]" office:value-type="float" office:value="1.53333333333333" calcext:value-type="float">
            <text:p>1,53</text:p>
          </table:table-cell>
          <table:table-cell table:formula="of:=SQRT([.E16]/[.$E$15])" office:value-type="float" office:value="0.975900072948533" calcext:value-type="float">
            <text:p>0,98</text:p>
          </table:table-cell>
          <table:table-cell table:formula="of:=SQRT([.F16]/[.E16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2.2" calcext:value-type="float">
            <text:p>2,2</text:p>
          </table:table-cell>
          <table:table-cell table:formula="of:= ([.B$2]-[.$D$2])/[.$A17]" office:value-type="float" office:value="1.27272727272727" calcext:value-type="float">
            <text:p>1,27</text:p>
          </table:table-cell>
          <table:table-cell table:formula="of:= ([.C$2]-[.$D$2])/[.$A17]" office:value-type="float" office:value="1.04545454545455" calcext:value-type="float">
            <text:p>1,05</text:p>
          </table:table-cell>
          <table:table-cell/>
          <table:table-cell table:formula="of:=[.$D$2]*[.B17]" office:value-type="float" office:value="1.78181818181818" calcext:value-type="float">
            <text:p>1,78</text:p>
          </table:table-cell>
          <table:table-cell table:formula="of:=[.$D$2]*[.C17]" office:value-type="float" office:value="1.46363636363636" calcext:value-type="float">
            <text:p>1,46</text:p>
          </table:table-cell>
          <table:table-cell table:formula="of:=SQRT([.E17]/[.$E$15])" office:value-type="float" office:value="0.953462589245592" calcext:value-type="float">
            <text:p>0,95</text:p>
          </table:table-cell>
          <table:table-cell table:formula="of:=SQRT([.F17]/[.E17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2.3" calcext:value-type="float">
            <text:p>2,3</text:p>
          </table:table-cell>
          <table:table-cell table:formula="of:= ([.B$2]-[.$D$2])/[.$A18]" office:value-type="float" office:value="1.21739130434783" calcext:value-type="float">
            <text:p>1,22</text:p>
          </table:table-cell>
          <table:table-cell table:formula="of:= ([.C$2]-[.$D$2])/[.$A18]" office:value-type="float" office:value="1" calcext:value-type="float">
            <text:p>1,00</text:p>
          </table:table-cell>
          <table:table-cell/>
          <table:table-cell table:formula="of:=[.$D$2]*[.B18]" office:value-type="float" office:value="1.70434782608696" calcext:value-type="float">
            <text:p>1,70</text:p>
          </table:table-cell>
          <table:table-cell table:formula="of:=[.$D$2]*[.C18]" office:value-type="float" office:value="1.4" calcext:value-type="float">
            <text:p>1,40</text:p>
          </table:table-cell>
          <table:table-cell table:formula="of:=SQRT([.E18]/[.$E$15])" office:value-type="float" office:value="0.932504808240314" calcext:value-type="float">
            <text:p>0,93</text:p>
          </table:table-cell>
          <table:table-cell table:formula="of:=SQRT([.F18]/[.E18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2.4" calcext:value-type="float">
            <text:p>2,4</text:p>
          </table:table-cell>
          <table:table-cell table:formula="of:= ([.B$2]-[.$D$2])/[.$A19]" office:value-type="float" office:value="1.16666666666667" calcext:value-type="float">
            <text:p>1,17</text:p>
          </table:table-cell>
          <table:table-cell table:formula="of:= ([.C$2]-[.$D$2])/[.$A19]" office:value-type="float" office:value="0.958333333333334" calcext:value-type="float">
            <text:p>0,96</text:p>
          </table:table-cell>
          <table:table-cell/>
          <table:table-cell table:formula="of:=[.$D$2]*[.B19]" office:value-type="float" office:value="1.63333333333333" calcext:value-type="float">
            <text:p>1,63</text:p>
          </table:table-cell>
          <table:table-cell table:formula="of:=[.$D$2]*[.C19]" office:value-type="float" office:value="1.34166666666667" calcext:value-type="float">
            <text:p>1,34</text:p>
          </table:table-cell>
          <table:table-cell table:formula="of:=SQRT([.E19]/[.$E$15])" office:value-type="float" office:value="0.912870929175277" calcext:value-type="float">
            <text:p>0,91</text:p>
          </table:table-cell>
          <table:table-cell table:formula="of:=SQRT([.F19]/[.E19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2.5" calcext:value-type="float">
            <text:p>2,5</text:p>
          </table:table-cell>
          <table:table-cell table:formula="of:= ([.B$2]-[.$D$2])/[.$A20]" office:value-type="float" office:value="1.12" calcext:value-type="float">
            <text:p>1,12</text:p>
          </table:table-cell>
          <table:table-cell table:formula="of:= ([.C$2]-[.$D$2])/[.$A20]" office:value-type="float" office:value="0.92" calcext:value-type="float">
            <text:p>0,92</text:p>
          </table:table-cell>
          <table:table-cell/>
          <table:table-cell table:formula="of:=[.$D$2]*[.B20]" office:value-type="float" office:value="1.568" calcext:value-type="float">
            <text:p>1,57</text:p>
          </table:table-cell>
          <table:table-cell table:formula="of:=[.$D$2]*[.C20]" office:value-type="float" office:value="1.288" calcext:value-type="float">
            <text:p>1,29</text:p>
          </table:table-cell>
          <table:table-cell table:formula="of:=SQRT([.E20]/[.$E$15])" office:value-type="float" office:value="0.894427190999916" calcext:value-type="float">
            <text:p>0,89</text:p>
          </table:table-cell>
          <table:table-cell table:formula="of:=SQRT([.F20]/[.E20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2.6" calcext:value-type="float">
            <text:p>2,6</text:p>
          </table:table-cell>
          <table:table-cell table:formula="of:= ([.B$2]-[.$D$2])/[.$A21]" office:value-type="float" office:value="1.07692307692308" calcext:value-type="float">
            <text:p>1,08</text:p>
          </table:table-cell>
          <table:table-cell table:formula="of:= ([.C$2]-[.$D$2])/[.$A21]" office:value-type="float" office:value="0.884615384615385" calcext:value-type="float">
            <text:p>0,88</text:p>
          </table:table-cell>
          <table:table-cell/>
          <table:table-cell table:formula="of:=[.$D$2]*[.B21]" office:value-type="float" office:value="1.50769230769231" calcext:value-type="float">
            <text:p>1,51</text:p>
          </table:table-cell>
          <table:table-cell table:formula="of:=[.$D$2]*[.C21]" office:value-type="float" office:value="1.23846153846154" calcext:value-type="float">
            <text:p>1,24</text:p>
          </table:table-cell>
          <table:table-cell table:formula="of:=SQRT([.E21]/[.$E$15])" office:value-type="float" office:value="0.877058019307029" calcext:value-type="float">
            <text:p>0,88</text:p>
          </table:table-cell>
          <table:table-cell table:formula="of:=SQRT([.F21]/[.E21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2.7" calcext:value-type="float">
            <text:p>2,7</text:p>
          </table:table-cell>
          <table:table-cell table:formula="of:= ([.B$2]-[.$D$2])/[.$A22]" office:value-type="float" office:value="1.03703703703704" calcext:value-type="float">
            <text:p>1,04</text:p>
          </table:table-cell>
          <table:table-cell table:formula="of:= ([.C$2]-[.$D$2])/[.$A22]" office:value-type="float" office:value="0.851851851851852" calcext:value-type="float">
            <text:p>0,85</text:p>
          </table:table-cell>
          <table:table-cell/>
          <table:table-cell table:formula="of:=[.$D$2]*[.B22]" office:value-type="float" office:value="1.45185185185185" calcext:value-type="float">
            <text:p>1,45</text:p>
          </table:table-cell>
          <table:table-cell table:formula="of:=[.$D$2]*[.C22]" office:value-type="float" office:value="1.19259259259259" calcext:value-type="float">
            <text:p>1,19</text:p>
          </table:table-cell>
          <table:table-cell table:formula="of:=SQRT([.E22]/[.$E$15])" office:value-type="float" office:value="0.86066296582387" calcext:value-type="float">
            <text:p>0,86</text:p>
          </table:table-cell>
          <table:table-cell table:formula="of:=SQRT([.F22]/[.E22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2.8" calcext:value-type="float">
            <text:p>2,8</text:p>
          </table:table-cell>
          <table:table-cell table:formula="of:= ([.B$2]-[.$D$2])/[.$A23]" office:value-type="float" office:value="1" calcext:value-type="float">
            <text:p>1,00</text:p>
          </table:table-cell>
          <table:table-cell table:formula="of:= ([.C$2]-[.$D$2])/[.$A23]" office:value-type="float" office:value="0.821428571428572" calcext:value-type="float">
            <text:p>0,82</text:p>
          </table:table-cell>
          <table:table-cell/>
          <table:table-cell table:formula="of:=[.$D$2]*[.B23]" office:value-type="float" office:value="1.4" calcext:value-type="float">
            <text:p>1,40</text:p>
          </table:table-cell>
          <table:table-cell table:formula="of:=[.$D$2]*[.C23]" office:value-type="float" office:value="1.15" calcext:value-type="float">
            <text:p>1,15</text:p>
          </table:table-cell>
          <table:table-cell table:formula="of:=SQRT([.E23]/[.$E$15])" office:value-type="float" office:value="0.845154254728516" calcext:value-type="float">
            <text:p>0,85</text:p>
          </table:table-cell>
          <table:table-cell table:formula="of:=SQRT([.F23]/[.E23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2.9" calcext:value-type="float">
            <text:p>2,9</text:p>
          </table:table-cell>
          <table:table-cell table:formula="of:= ([.B$2]-[.$D$2])/[.$A24]" office:value-type="float" office:value="0.965517241379311" calcext:value-type="float">
            <text:p>0,97</text:p>
          </table:table-cell>
          <table:table-cell table:formula="of:= ([.C$2]-[.$D$2])/[.$A24]" office:value-type="float" office:value="0.793103448275862" calcext:value-type="float">
            <text:p>0,79</text:p>
          </table:table-cell>
          <table:table-cell/>
          <table:table-cell table:formula="of:=[.$D$2]*[.B24]" office:value-type="float" office:value="1.35172413793103" calcext:value-type="float">
            <text:p>1,35</text:p>
          </table:table-cell>
          <table:table-cell table:formula="of:=[.$D$2]*[.C24]" office:value-type="float" office:value="1.11034482758621" calcext:value-type="float">
            <text:p>1,11</text:p>
          </table:table-cell>
          <table:table-cell table:formula="of:=SQRT([.E24]/[.$E$15])" office:value-type="float" office:value="0.8304547985374" calcext:value-type="float">
            <text:p>0,83</text:p>
          </table:table-cell>
          <table:table-cell table:formula="of:=SQRT([.F24]/[.E24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 ([.B$2]-[.$D$2])/[.$A25]" office:value-type="float" office:value="0.933333333333334" calcext:value-type="float">
            <text:p>0,93</text:p>
          </table:table-cell>
          <table:table-cell table:formula="of:= ([.C$2]-[.$D$2])/[.$A25]" office:value-type="float" office:value="0.766666666666667" calcext:value-type="float">
            <text:p>0,77</text:p>
          </table:table-cell>
          <table:table-cell/>
          <table:table-cell table:formula="of:=[.$D$2]*[.B25]" office:value-type="float" office:value="1.30666666666667" calcext:value-type="float">
            <text:p>1,31</text:p>
          </table:table-cell>
          <table:table-cell table:formula="of:=[.$D$2]*[.C25]" office:value-type="float" office:value="1.07333333333333" calcext:value-type="float">
            <text:p>1,07</text:p>
          </table:table-cell>
          <table:table-cell table:formula="of:=SQRT([.E25]/[.$E$15])" office:value-type="float" office:value="0.816496580927726" calcext:value-type="float">
            <text:p>0,82</text:p>
          </table:table-cell>
          <table:table-cell table:formula="of:=SQRT([.F25]/[.E25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3.1" calcext:value-type="float">
            <text:p>3,1</text:p>
          </table:table-cell>
          <table:table-cell table:formula="of:= ([.B$2]-[.$D$2])/[.$A26]" office:value-type="float" office:value="0.903225806451613" calcext:value-type="float">
            <text:p>0,90</text:p>
          </table:table-cell>
          <table:table-cell table:formula="of:= ([.C$2]-[.$D$2])/[.$A26]" office:value-type="float" office:value="0.741935483870968" calcext:value-type="float">
            <text:p>0,74</text:p>
          </table:table-cell>
          <table:table-cell/>
          <table:table-cell table:formula="of:=[.$D$2]*[.B26]" office:value-type="float" office:value="1.26451612903226" calcext:value-type="float">
            <text:p>1,26</text:p>
          </table:table-cell>
          <table:table-cell table:formula="of:=[.$D$2]*[.C26]" office:value-type="float" office:value="1.03870967741936" calcext:value-type="float">
            <text:p>1,04</text:p>
          </table:table-cell>
          <table:table-cell table:formula="of:=SQRT([.E26]/[.$E$15])" office:value-type="float" office:value="0.803219328902499" calcext:value-type="float">
            <text:p>0,80</text:p>
          </table:table-cell>
          <table:table-cell table:formula="of:=SQRT([.F26]/[.E26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3.2" calcext:value-type="float">
            <text:p>3,2</text:p>
          </table:table-cell>
          <table:table-cell table:formula="of:= ([.B$2]-[.$D$2])/[.$A27]" office:value-type="float" office:value="0.875" calcext:value-type="float">
            <text:p>0,88</text:p>
          </table:table-cell>
          <table:table-cell table:formula="of:= ([.C$2]-[.$D$2])/[.$A27]" office:value-type="float" office:value="0.71875" calcext:value-type="float">
            <text:p>0,72</text:p>
          </table:table-cell>
          <table:table-cell/>
          <table:table-cell table:formula="of:=[.$D$2]*[.B27]" office:value-type="float" office:value="1.225" calcext:value-type="float">
            <text:p>1,23</text:p>
          </table:table-cell>
          <table:table-cell table:formula="of:=[.$D$2]*[.C27]" office:value-type="float" office:value="1.00625" calcext:value-type="float">
            <text:p>1,01</text:p>
          </table:table-cell>
          <table:table-cell table:formula="of:=SQRT([.E27]/[.$E$15])" office:value-type="float" office:value="0.790569415042095" calcext:value-type="float">
            <text:p>0,79</text:p>
          </table:table-cell>
          <table:table-cell table:formula="of:=SQRT([.F27]/[.E27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3.3" calcext:value-type="float">
            <text:p>3,3</text:p>
          </table:table-cell>
          <table:table-cell table:formula="of:= ([.B$2]-[.$D$2])/[.$A28]" office:value-type="float" office:value="0.848484848484849" calcext:value-type="float">
            <text:p>0,85</text:p>
          </table:table-cell>
          <table:table-cell table:formula="of:= ([.C$2]-[.$D$2])/[.$A28]" office:value-type="float" office:value="0.696969696969697" calcext:value-type="float">
            <text:p>0,70</text:p>
          </table:table-cell>
          <table:table-cell/>
          <table:table-cell table:formula="of:=[.$D$2]*[.B28]" office:value-type="float" office:value="1.18787878787879" calcext:value-type="float">
            <text:p>1,19</text:p>
          </table:table-cell>
          <table:table-cell table:formula="of:=[.$D$2]*[.C28]" office:value-type="float" office:value="0.975757575757576" calcext:value-type="float">
            <text:p>0,98</text:p>
          </table:table-cell>
          <table:table-cell table:formula="of:=SQRT([.E28]/[.$E$15])" office:value-type="float" office:value="0.778498944161523" calcext:value-type="float">
            <text:p>0,78</text:p>
          </table:table-cell>
          <table:table-cell table:formula="of:=SQRT([.F28]/[.E28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3.4" calcext:value-type="float">
            <text:p>3,4</text:p>
          </table:table-cell>
          <table:table-cell table:formula="of:= ([.B$2]-[.$D$2])/[.$A29]" office:value-type="float" office:value="0.823529411764706" calcext:value-type="float">
            <text:p>0,82</text:p>
          </table:table-cell>
          <table:table-cell table:formula="of:= ([.C$2]-[.$D$2])/[.$A29]" office:value-type="float" office:value="0.676470588235294" calcext:value-type="float">
            <text:p>0,68</text:p>
          </table:table-cell>
          <table:table-cell/>
          <table:table-cell table:formula="of:=[.$D$2]*[.B29]" office:value-type="float" office:value="1.15294117647059" calcext:value-type="float">
            <text:p>1,15</text:p>
          </table:table-cell>
          <table:table-cell table:formula="of:=[.$D$2]*[.C29]" office:value-type="float" office:value="0.947058823529412" calcext:value-type="float">
            <text:p>0,95</text:p>
          </table:table-cell>
          <table:table-cell table:formula="of:=SQRT([.E29]/[.$E$15])" office:value-type="float" office:value="0.76696498884737" calcext:value-type="float">
            <text:p>0,77</text:p>
          </table:table-cell>
          <table:table-cell table:formula="of:=SQRT([.F29]/[.E29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3.5" calcext:value-type="float">
            <text:p>3,5</text:p>
          </table:table-cell>
          <table:table-cell table:formula="of:= ([.B$2]-[.$D$2])/[.$A30]" office:value-type="float" office:value="0.8" calcext:value-type="float">
            <text:p>0,80</text:p>
          </table:table-cell>
          <table:table-cell table:formula="of:= ([.C$2]-[.$D$2])/[.$A30]" office:value-type="float" office:value="0.657142857142857" calcext:value-type="float">
            <text:p>0,66</text:p>
          </table:table-cell>
          <table:table-cell/>
          <table:table-cell table:formula="of:=[.$D$2]*[.B30]" office:value-type="float" office:value="1.12" calcext:value-type="float">
            <text:p>1,12</text:p>
          </table:table-cell>
          <table:table-cell table:formula="of:=[.$D$2]*[.C30]" office:value-type="float" office:value="0.92" calcext:value-type="float">
            <text:p>0,92</text:p>
          </table:table-cell>
          <table:table-cell table:formula="of:=SQRT([.E30]/[.$E$15])" office:value-type="float" office:value="0.755928946018454" calcext:value-type="float">
            <text:p>0,76</text:p>
          </table:table-cell>
          <table:table-cell table:formula="of:=SQRT([.F30]/[.E30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3.6" calcext:value-type="float">
            <text:p>3,6</text:p>
          </table:table-cell>
          <table:table-cell table:formula="of:= ([.B$2]-[.$D$2])/[.$A31]" office:value-type="float" office:value="0.777777777777778" calcext:value-type="float">
            <text:p>0,78</text:p>
          </table:table-cell>
          <table:table-cell table:formula="of:= ([.C$2]-[.$D$2])/[.$A31]" office:value-type="float" office:value="0.638888888888889" calcext:value-type="float">
            <text:p>0,64</text:p>
          </table:table-cell>
          <table:table-cell/>
          <table:table-cell table:formula="of:=[.$D$2]*[.B31]" office:value-type="float" office:value="1.08888888888889" calcext:value-type="float">
            <text:p>1,09</text:p>
          </table:table-cell>
          <table:table-cell table:formula="of:=[.$D$2]*[.C31]" office:value-type="float" office:value="0.894444444444444" calcext:value-type="float">
            <text:p>0,89</text:p>
          </table:table-cell>
          <table:table-cell table:formula="of:=SQRT([.E31]/[.$E$15])" office:value-type="float" office:value="0.74535599249993" calcext:value-type="float">
            <text:p>0,75</text:p>
          </table:table-cell>
          <table:table-cell table:formula="of:=SQRT([.F31]/[.E31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3.7" calcext:value-type="float">
            <text:p>3,7</text:p>
          </table:table-cell>
          <table:table-cell table:formula="of:= ([.B$2]-[.$D$2])/[.$A32]" office:value-type="float" office:value="0.756756756756757" calcext:value-type="float">
            <text:p>0,76</text:p>
          </table:table-cell>
          <table:table-cell table:formula="of:= ([.C$2]-[.$D$2])/[.$A32]" office:value-type="float" office:value="0.621621621621622" calcext:value-type="float">
            <text:p>0,62</text:p>
          </table:table-cell>
          <table:table-cell/>
          <table:table-cell table:formula="of:=[.$D$2]*[.B32]" office:value-type="float" office:value="1.05945945945946" calcext:value-type="float">
            <text:p>1,06</text:p>
          </table:table-cell>
          <table:table-cell table:formula="of:=[.$D$2]*[.C32]" office:value-type="float" office:value="0.87027027027027" calcext:value-type="float">
            <text:p>0,87</text:p>
          </table:table-cell>
          <table:table-cell table:formula="of:=SQRT([.E32]/[.$E$15])" office:value-type="float" office:value="0.735214622093808" calcext:value-type="float">
            <text:p>0,74</text:p>
          </table:table-cell>
          <table:table-cell table:formula="of:=SQRT([.F32]/[.E32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3.8" calcext:value-type="float">
            <text:p>3,8</text:p>
          </table:table-cell>
          <table:table-cell table:formula="of:= ([.B$2]-[.$D$2])/[.$A33]" office:value-type="float" office:value="0.736842105263158" calcext:value-type="float">
            <text:p>0,74</text:p>
          </table:table-cell>
          <table:table-cell table:formula="of:= ([.C$2]-[.$D$2])/[.$A33]" office:value-type="float" office:value="0.605263157894737" calcext:value-type="float">
            <text:p>0,61</text:p>
          </table:table-cell>
          <table:table-cell/>
          <table:table-cell table:formula="of:=[.$D$2]*[.B33]" office:value-type="float" office:value="1.03157894736842" calcext:value-type="float">
            <text:p>1,03</text:p>
          </table:table-cell>
          <table:table-cell table:formula="of:=[.$D$2]*[.C33]" office:value-type="float" office:value="0.847368421052632" calcext:value-type="float">
            <text:p>0,85</text:p>
          </table:table-cell>
          <table:table-cell table:formula="of:=SQRT([.E33]/[.$E$15])" office:value-type="float" office:value="0.725476250110012" calcext:value-type="float">
            <text:p>0,73</text:p>
          </table:table-cell>
          <table:table-cell table:formula="of:=SQRT([.F33]/[.E33])" office:value-type="float" office:value="0.906326967174966" calcext:value-type="float">
            <text:p>0,91</text:p>
          </table:table-cell>
        </table:table-row>
        <table:table-row table:style-name="ro2">
          <table:table-cell table:style-name="ce3" office:value-type="float" office:value="3.9" calcext:value-type="float">
            <text:p>3,9</text:p>
          </table:table-cell>
          <table:table-cell table:style-name="ce8" table:formula="of:= ([.B$2]-[.$D$2])/[.$A34]" office:value-type="float" office:value="0.717948717948718" calcext:value-type="float">
            <text:p>0,72</text:p>
          </table:table-cell>
          <table:table-cell table:style-name="ce8" table:formula="of:= ([.C$2]-[.$D$2])/[.$A34]" office:value-type="float" office:value="0.58974358974359" calcext:value-type="float">
            <text:p>0,59</text:p>
          </table:table-cell>
          <table:table-cell table:style-name="ce3"/>
          <table:table-cell table:style-name="ce8" table:formula="of:=[.$D$2]*[.B34]" office:value-type="float" office:value="1.00512820512821" calcext:value-type="float">
            <text:p>1,01</text:p>
          </table:table-cell>
          <table:table-cell table:style-name="ce8" table:formula="of:=[.$D$2]*[.C34]" office:value-type="float" office:value="0.825641025641026" calcext:value-type="float">
            <text:p>0,83</text:p>
          </table:table-cell>
          <table:table-cell table:style-name="ce8" table:formula="of:=SQRT([.E34]/[.$E$15])" office:value-type="float" office:value="0.716114874039433" calcext:value-type="float">
            <text:p>0,72</text:p>
          </table:table-cell>
          <table:table-cell table:formula="of:=SQRT([.F34]/[.E34])" office:value-type="float" office:value="0.906326967174966" calcext:value-type="float">
            <text:p>0,91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9" table:formula="of:= ([.B$2]-[.$D$2])/[.$A35]" office:value-type="float" office:value="0.7" calcext:value-type="float">
            <text:p>0,70</text:p>
          </table:table-cell>
          <table:table-cell table:style-name="ce9" table:formula="of:= ([.C$2]-[.$D$2])/[.$A35]" office:value-type="float" office:value="0.575" calcext:value-type="float">
            <text:p>0,58</text:p>
          </table:table-cell>
          <table:table-cell table:style-name="ce4"/>
          <table:table-cell table:style-name="ce9" table:formula="of:=[.$D$2]*[.B35]" office:value-type="float" office:value="0.98" calcext:value-type="float">
            <text:p>0,98</text:p>
          </table:table-cell>
          <table:table-cell table:style-name="ce9" table:formula="of:=[.$D$2]*[.C35]" office:value-type="float" office:value="0.805" calcext:value-type="float">
            <text:p>0,81</text:p>
          </table:table-cell>
          <table:table-cell table:style-name="ce9" table:formula="of:=SQRT([.E35]/[.$E$15])" office:value-type="float" office:value="0.707106781186548" calcext:value-type="float">
            <text:p>0,71</text:p>
          </table:table-cell>
          <table:table-cell table:formula="of:=SQRT([.F35]/[.E35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4.1" calcext:value-type="float">
            <text:p>4,1</text:p>
          </table:table-cell>
          <table:table-cell table:formula="of:= ([.B$2]-[.$D$2])/[.$A36]" office:value-type="float" office:value="0.682926829268293" calcext:value-type="float">
            <text:p>0,68</text:p>
          </table:table-cell>
          <table:table-cell table:formula="of:= ([.C$2]-[.$D$2])/[.$A36]" office:value-type="float" office:value="0.560975609756098" calcext:value-type="float">
            <text:p>0,56</text:p>
          </table:table-cell>
          <table:table-cell/>
          <table:table-cell table:formula="of:=[.$D$2]*[.B36]" office:value-type="float" office:value="0.95609756097561" calcext:value-type="float">
            <text:p>0,96</text:p>
          </table:table-cell>
          <table:table-cell table:formula="of:=[.$D$2]*[.C36]" office:value-type="float" office:value="0.785365853658537" calcext:value-type="float">
            <text:p>0,79</text:p>
          </table:table-cell>
          <table:table-cell table:formula="of:=SQRT([.E36]/[.$E$15])" office:value-type="float" office:value="0.698430295769578" calcext:value-type="float">
            <text:p>0,70</text:p>
          </table:table-cell>
          <table:table-cell table:formula="of:=SQRT([.F36]/[.E36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4.2" calcext:value-type="float">
            <text:p>4,2</text:p>
          </table:table-cell>
          <table:table-cell table:formula="of:= ([.B$2]-[.$D$2])/[.$A37]" office:value-type="float" office:value="0.666666666666667" calcext:value-type="float">
            <text:p>0,67</text:p>
          </table:table-cell>
          <table:table-cell table:formula="of:= ([.C$2]-[.$D$2])/[.$A37]" office:value-type="float" office:value="0.547619047619048" calcext:value-type="float">
            <text:p>0,55</text:p>
          </table:table-cell>
          <table:table-cell/>
          <table:table-cell table:formula="of:=[.$D$2]*[.B37]" office:value-type="float" office:value="0.933333333333334" calcext:value-type="float">
            <text:p>0,93</text:p>
          </table:table-cell>
          <table:table-cell table:formula="of:=[.$D$2]*[.C37]" office:value-type="float" office:value="0.766666666666667" calcext:value-type="float">
            <text:p>0,77</text:p>
          </table:table-cell>
          <table:table-cell table:formula="of:=SQRT([.E37]/[.$E$15])" office:value-type="float" office:value="0.690065559342354" calcext:value-type="float">
            <text:p>0,69</text:p>
          </table:table-cell>
          <table:table-cell table:formula="of:=SQRT([.F37]/[.E37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4.3" calcext:value-type="float">
            <text:p>4,3</text:p>
          </table:table-cell>
          <table:table-cell table:formula="of:= ([.B$2]-[.$D$2])/[.$A38]" office:value-type="float" office:value="0.651162790697675" calcext:value-type="float">
            <text:p>0,65</text:p>
          </table:table-cell>
          <table:table-cell table:formula="of:= ([.C$2]-[.$D$2])/[.$A38]" office:value-type="float" office:value="0.534883720930233" calcext:value-type="float">
            <text:p>0,53</text:p>
          </table:table-cell>
          <table:table-cell/>
          <table:table-cell table:formula="of:=[.$D$2]*[.B38]" office:value-type="float" office:value="0.911627906976745" calcext:value-type="float">
            <text:p>0,91</text:p>
          </table:table-cell>
          <table:table-cell table:formula="of:=[.$D$2]*[.C38]" office:value-type="float" office:value="0.748837209302326" calcext:value-type="float">
            <text:p>0,75</text:p>
          </table:table-cell>
          <table:table-cell table:formula="of:=SQRT([.E38]/[.$E$15])" office:value-type="float" office:value="0.681994339470474" calcext:value-type="float">
            <text:p>0,68</text:p>
          </table:table-cell>
          <table:table-cell table:formula="of:=SQRT([.F38]/[.E38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4.4" calcext:value-type="float">
            <text:p>4,4</text:p>
          </table:table-cell>
          <table:table-cell table:formula="of:= ([.B$2]-[.$D$2])/[.$A39]" office:value-type="float" office:value="0.636363636363637" calcext:value-type="float">
            <text:p>0,64</text:p>
          </table:table-cell>
          <table:table-cell table:formula="of:= ([.C$2]-[.$D$2])/[.$A39]" office:value-type="float" office:value="0.522727272727273" calcext:value-type="float">
            <text:p>0,52</text:p>
          </table:table-cell>
          <table:table-cell/>
          <table:table-cell table:formula="of:=[.$D$2]*[.B39]" office:value-type="float" office:value="0.890909090909091" calcext:value-type="float">
            <text:p>0,89</text:p>
          </table:table-cell>
          <table:table-cell table:formula="of:=[.$D$2]*[.C39]" office:value-type="float" office:value="0.731818181818182" calcext:value-type="float">
            <text:p>0,73</text:p>
          </table:table-cell>
          <table:table-cell table:formula="of:=SQRT([.E39]/[.$E$15])" office:value-type="float" office:value="0.674199862463242" calcext:value-type="float">
            <text:p>0,67</text:p>
          </table:table-cell>
          <table:table-cell table:formula="of:=SQRT([.F39]/[.E39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4.5" calcext:value-type="float">
            <text:p>4,5</text:p>
          </table:table-cell>
          <table:table-cell table:formula="of:= ([.B$2]-[.$D$2])/[.$A40]" office:value-type="float" office:value="0.622222222222223" calcext:value-type="float">
            <text:p>0,62</text:p>
          </table:table-cell>
          <table:table-cell table:formula="of:= ([.C$2]-[.$D$2])/[.$A40]" office:value-type="float" office:value="0.511111111111112" calcext:value-type="float">
            <text:p>0,51</text:p>
          </table:table-cell>
          <table:table-cell/>
          <table:table-cell table:formula="of:=[.$D$2]*[.B40]" office:value-type="float" office:value="0.871111111111112" calcext:value-type="float">
            <text:p>0,87</text:p>
          </table:table-cell>
          <table:table-cell table:formula="of:=[.$D$2]*[.C40]" office:value-type="float" office:value="0.715555555555556" calcext:value-type="float">
            <text:p>0,72</text:p>
          </table:table-cell>
          <table:table-cell table:formula="of:=SQRT([.E40]/[.$E$15])" office:value-type="float" office:value="0.666666666666667" calcext:value-type="float">
            <text:p>0,67</text:p>
          </table:table-cell>
          <table:table-cell table:formula="of:=SQRT([.F40]/[.E40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4.6" calcext:value-type="float">
            <text:p>4,6</text:p>
          </table:table-cell>
          <table:table-cell table:formula="of:= ([.B$2]-[.$D$2])/[.$A41]" office:value-type="float" office:value="0.608695652173914" calcext:value-type="float">
            <text:p>0,61</text:p>
          </table:table-cell>
          <table:table-cell table:formula="of:= ([.C$2]-[.$D$2])/[.$A41]" office:value-type="float" office:value="0.5" calcext:value-type="float">
            <text:p>0,50</text:p>
          </table:table-cell>
          <table:table-cell/>
          <table:table-cell table:formula="of:=[.$D$2]*[.B41]" office:value-type="float" office:value="0.852173913043479" calcext:value-type="float">
            <text:p>0,85</text:p>
          </table:table-cell>
          <table:table-cell table:formula="of:=[.$D$2]*[.C41]" office:value-type="float" office:value="0.7" calcext:value-type="float">
            <text:p>0,70</text:p>
          </table:table-cell>
          <table:table-cell table:formula="of:=SQRT([.E41]/[.$E$15])" office:value-type="float" office:value="0.659380473395787" calcext:value-type="float">
            <text:p>0,66</text:p>
          </table:table-cell>
          <table:table-cell table:formula="of:=SQRT([.F41]/[.E41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4.7" calcext:value-type="float">
            <text:p>4,7</text:p>
          </table:table-cell>
          <table:table-cell table:formula="of:= ([.B$2]-[.$D$2])/[.$A42]" office:value-type="float" office:value="0.595744680851064" calcext:value-type="float">
            <text:p>0,60</text:p>
          </table:table-cell>
          <table:table-cell table:formula="of:= ([.C$2]-[.$D$2])/[.$A42]" office:value-type="float" office:value="0.48936170212766" calcext:value-type="float">
            <text:p>0,49</text:p>
          </table:table-cell>
          <table:table-cell/>
          <table:table-cell table:formula="of:=[.$D$2]*[.B42]" office:value-type="float" office:value="0.83404255319149" calcext:value-type="float">
            <text:p>0,83</text:p>
          </table:table-cell>
          <table:table-cell table:formula="of:=[.$D$2]*[.C42]" office:value-type="float" office:value="0.685106382978724" calcext:value-type="float">
            <text:p>0,69</text:p>
          </table:table-cell>
          <table:table-cell table:formula="of:=SQRT([.E42]/[.$E$15])" office:value-type="float" office:value="0.652328073053442" calcext:value-type="float">
            <text:p>0,65</text:p>
          </table:table-cell>
          <table:table-cell table:formula="of:=SQRT([.F42]/[.E42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4.8" calcext:value-type="float">
            <text:p>4,8</text:p>
          </table:table-cell>
          <table:table-cell table:formula="of:= ([.B$2]-[.$D$2])/[.$A43]" office:value-type="float" office:value="0.583333333333334" calcext:value-type="float">
            <text:p>0,58</text:p>
          </table:table-cell>
          <table:table-cell table:formula="of:= ([.C$2]-[.$D$2])/[.$A43]" office:value-type="float" office:value="0.479166666666667" calcext:value-type="float">
            <text:p>0,48</text:p>
          </table:table-cell>
          <table:table-cell/>
          <table:table-cell table:formula="of:=[.$D$2]*[.B43]" office:value-type="float" office:value="0.816666666666667" calcext:value-type="float">
            <text:p>0,82</text:p>
          </table:table-cell>
          <table:table-cell table:formula="of:=[.$D$2]*[.C43]" office:value-type="float" office:value="0.670833333333334" calcext:value-type="float">
            <text:p>0,67</text:p>
          </table:table-cell>
          <table:table-cell table:formula="of:=SQRT([.E43]/[.$E$15])" office:value-type="float" office:value="0.645497224367903" calcext:value-type="float">
            <text:p>0,65</text:p>
          </table:table-cell>
          <table:table-cell table:formula="of:=SQRT([.F43]/[.E43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4.9" calcext:value-type="float">
            <text:p>4,9</text:p>
          </table:table-cell>
          <table:table-cell table:formula="of:= ([.B$2]-[.$D$2])/[.$A44]" office:value-type="float" office:value="0.571428571428572" calcext:value-type="float">
            <text:p>0,57</text:p>
          </table:table-cell>
          <table:table-cell table:formula="of:= ([.C$2]-[.$D$2])/[.$A44]" office:value-type="float" office:value="0.469387755102041" calcext:value-type="float">
            <text:p>0,47</text:p>
          </table:table-cell>
          <table:table-cell/>
          <table:table-cell table:formula="of:=[.$D$2]*[.B44]" office:value-type="float" office:value="0.800000000000001" calcext:value-type="float">
            <text:p>0,80</text:p>
          </table:table-cell>
          <table:table-cell table:formula="of:=[.$D$2]*[.C44]" office:value-type="float" office:value="0.657142857142858" calcext:value-type="float">
            <text:p>0,66</text:p>
          </table:table-cell>
          <table:table-cell table:formula="of:=SQRT([.E44]/[.$E$15])" office:value-type="float" office:value="0.63887656499994" calcext:value-type="float">
            <text:p>0,64</text:p>
          </table:table-cell>
          <table:table-cell table:formula="of:=SQRT([.F44]/[.E44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 ([.B$2]-[.$D$2])/[.$A45]" office:value-type="float" office:value="0.560000000000001" calcext:value-type="float">
            <text:p>0,56</text:p>
          </table:table-cell>
          <table:table-cell table:formula="of:= ([.C$2]-[.$D$2])/[.$A45]" office:value-type="float" office:value="0.46" calcext:value-type="float">
            <text:p>0,46</text:p>
          </table:table-cell>
          <table:table-cell/>
          <table:table-cell table:formula="of:=[.$D$2]*[.B45]" office:value-type="float" office:value="0.784000000000001" calcext:value-type="float">
            <text:p>0,78</text:p>
          </table:table-cell>
          <table:table-cell table:formula="of:=[.$D$2]*[.C45]" office:value-type="float" office:value="0.644000000000001" calcext:value-type="float">
            <text:p>0,64</text:p>
          </table:table-cell>
          <table:table-cell table:formula="of:=SQRT([.E45]/[.$E$15])" office:value-type="float" office:value="0.632455532033676" calcext:value-type="float">
            <text:p>0,63</text:p>
          </table:table-cell>
          <table:table-cell table:formula="of:=SQRT([.F45]/[.E45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5.1" calcext:value-type="float">
            <text:p>5,1</text:p>
          </table:table-cell>
          <table:table-cell table:formula="of:= ([.B$2]-[.$D$2])/[.$A46]" office:value-type="float" office:value="0.549019607843138" calcext:value-type="float">
            <text:p>0,55</text:p>
          </table:table-cell>
          <table:table-cell table:formula="of:= ([.C$2]-[.$D$2])/[.$A46]" office:value-type="float" office:value="0.450980392156863" calcext:value-type="float">
            <text:p>0,45</text:p>
          </table:table-cell>
          <table:table-cell/>
          <table:table-cell table:formula="of:=[.$D$2]*[.B46]" office:value-type="float" office:value="0.768627450980393" calcext:value-type="float">
            <text:p>0,77</text:p>
          </table:table-cell>
          <table:table-cell table:formula="of:=[.$D$2]*[.C46]" office:value-type="float" office:value="0.631372549019608" calcext:value-type="float">
            <text:p>0,63</text:p>
          </table:table-cell>
          <table:table-cell table:formula="of:=SQRT([.E46]/[.$E$15])" office:value-type="float" office:value="0.62622429108515" calcext:value-type="float">
            <text:p>0,63</text:p>
          </table:table-cell>
          <table:table-cell table:formula="of:=SQRT([.F46]/[.E46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5.2" calcext:value-type="float">
            <text:p>5,2</text:p>
          </table:table-cell>
          <table:table-cell table:formula="of:= ([.B$2]-[.$D$2])/[.$A47]" office:value-type="float" office:value="0.538461538461539" calcext:value-type="float">
            <text:p>0,54</text:p>
          </table:table-cell>
          <table:table-cell table:formula="of:= ([.C$2]-[.$D$2])/[.$A47]" office:value-type="float" office:value="0.442307692307693" calcext:value-type="float">
            <text:p>0,44</text:p>
          </table:table-cell>
          <table:table-cell/>
          <table:table-cell table:formula="of:=[.$D$2]*[.B47]" office:value-type="float" office:value="0.753846153846154" calcext:value-type="float">
            <text:p>0,75</text:p>
          </table:table-cell>
          <table:table-cell table:formula="of:=[.$D$2]*[.C47]" office:value-type="float" office:value="0.61923076923077" calcext:value-type="float">
            <text:p>0,62</text:p>
          </table:table-cell>
          <table:table-cell table:formula="of:=SQRT([.E47]/[.$E$15])" office:value-type="float" office:value="0.620173672946043" calcext:value-type="float">
            <text:p>0,62</text:p>
          </table:table-cell>
          <table:table-cell table:formula="of:=SQRT([.F47]/[.E47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5.29999999999999" calcext:value-type="float">
            <text:p>5,3</text:p>
          </table:table-cell>
          <table:table-cell table:formula="of:= ([.B$2]-[.$D$2])/[.$A48]" office:value-type="float" office:value="0.528301886792453" calcext:value-type="float">
            <text:p>0,53</text:p>
          </table:table-cell>
          <table:table-cell table:formula="of:= ([.C$2]-[.$D$2])/[.$A48]" office:value-type="float" office:value="0.433962264150944" calcext:value-type="float">
            <text:p>0,43</text:p>
          </table:table-cell>
          <table:table-cell/>
          <table:table-cell table:formula="of:=[.$D$2]*[.B48]" office:value-type="float" office:value="0.739622641509435" calcext:value-type="float">
            <text:p>0,74</text:p>
          </table:table-cell>
          <table:table-cell table:formula="of:=[.$D$2]*[.C48]" office:value-type="float" office:value="0.607547169811321" calcext:value-type="float">
            <text:p>0,61</text:p>
          </table:table-cell>
          <table:table-cell table:formula="of:=SQRT([.E48]/[.$E$15])" office:value-type="float" office:value="0.614295116833951" calcext:value-type="float">
            <text:p>0,61</text:p>
          </table:table-cell>
          <table:table-cell table:formula="of:=SQRT([.F48]/[.E48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5.39999999999999" calcext:value-type="float">
            <text:p>5,4</text:p>
          </table:table-cell>
          <table:table-cell table:formula="of:= ([.B$2]-[.$D$2])/[.$A49]" office:value-type="float" office:value="0.518518518518519" calcext:value-type="float">
            <text:p>0,52</text:p>
          </table:table-cell>
          <table:table-cell table:formula="of:= ([.C$2]-[.$D$2])/[.$A49]" office:value-type="float" office:value="0.425925925925926" calcext:value-type="float">
            <text:p>0,43</text:p>
          </table:table-cell>
          <table:table-cell/>
          <table:table-cell table:formula="of:=[.$D$2]*[.B49]" office:value-type="float" office:value="0.725925925925927" calcext:value-type="float">
            <text:p>0,73</text:p>
          </table:table-cell>
          <table:table-cell table:formula="of:=[.$D$2]*[.C49]" office:value-type="float" office:value="0.596296296296297" calcext:value-type="float">
            <text:p>0,60</text:p>
          </table:table-cell>
          <table:table-cell table:formula="of:=SQRT([.E49]/[.$E$15])" office:value-type="float" office:value="0.608580619450185" calcext:value-type="float">
            <text:p>0,61</text:p>
          </table:table-cell>
          <table:table-cell table:formula="of:=SQRT([.F49]/[.E49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5.49999999999999" calcext:value-type="float">
            <text:p>5,5</text:p>
          </table:table-cell>
          <table:table-cell table:formula="of:= ([.B$2]-[.$D$2])/[.$A50]" office:value-type="float" office:value="0.50909090909091" calcext:value-type="float">
            <text:p>0,51</text:p>
          </table:table-cell>
          <table:table-cell table:formula="of:= ([.C$2]-[.$D$2])/[.$A50]" office:value-type="float" office:value="0.418181818181819" calcext:value-type="float">
            <text:p>0,42</text:p>
          </table:table-cell>
          <table:table-cell/>
          <table:table-cell table:formula="of:=[.$D$2]*[.B50]" office:value-type="float" office:value="0.712727272727274" calcext:value-type="float">
            <text:p>0,71</text:p>
          </table:table-cell>
          <table:table-cell table:formula="of:=[.$D$2]*[.C50]" office:value-type="float" office:value="0.585454545454546" calcext:value-type="float">
            <text:p>0,59</text:p>
          </table:table-cell>
          <table:table-cell table:formula="of:=SQRT([.E50]/[.$E$15])" office:value-type="float" office:value="0.603022689155528" calcext:value-type="float">
            <text:p>0,60</text:p>
          </table:table-cell>
          <table:table-cell table:formula="of:=SQRT([.F50]/[.E50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5.59999999999999" calcext:value-type="float">
            <text:p>5,6</text:p>
          </table:table-cell>
          <table:table-cell table:formula="of:= ([.B$2]-[.$D$2])/[.$A51]" office:value-type="float" office:value="0.500000000000001" calcext:value-type="float">
            <text:p>0,50</text:p>
          </table:table-cell>
          <table:table-cell table:formula="of:= ([.C$2]-[.$D$2])/[.$A51]" office:value-type="float" office:value="0.410714285714286" calcext:value-type="float">
            <text:p>0,41</text:p>
          </table:table-cell>
          <table:table-cell/>
          <table:table-cell table:formula="of:=[.$D$2]*[.B51]" office:value-type="float" office:value="0.700000000000001" calcext:value-type="float">
            <text:p>0,70</text:p>
          </table:table-cell>
          <table:table-cell table:formula="of:=[.$D$2]*[.C51]" office:value-type="float" office:value="0.575000000000001" calcext:value-type="float">
            <text:p>0,58</text:p>
          </table:table-cell>
          <table:table-cell table:formula="of:=SQRT([.E51]/[.$E$15])" office:value-type="float" office:value="0.597614304667197" calcext:value-type="float">
            <text:p>0,60</text:p>
          </table:table-cell>
          <table:table-cell table:formula="of:=SQRT([.F51]/[.E51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5.69999999999999" calcext:value-type="float">
            <text:p>5,7</text:p>
          </table:table-cell>
          <table:table-cell table:formula="of:= ([.B$2]-[.$D$2])/[.$A52]" office:value-type="float" office:value="0.491228070175439" calcext:value-type="float">
            <text:p>0,49</text:p>
          </table:table-cell>
          <table:table-cell table:formula="of:= ([.C$2]-[.$D$2])/[.$A52]" office:value-type="float" office:value="0.403508771929825" calcext:value-type="float">
            <text:p>0,40</text:p>
          </table:table-cell>
          <table:table-cell/>
          <table:table-cell table:formula="of:=[.$D$2]*[.B52]" office:value-type="float" office:value="0.687719298245615" calcext:value-type="float">
            <text:p>0,69</text:p>
          </table:table-cell>
          <table:table-cell table:formula="of:=[.$D$2]*[.C52]" office:value-type="float" office:value="0.564912280701755" calcext:value-type="float">
            <text:p>0,56</text:p>
          </table:table-cell>
          <table:table-cell table:formula="of:=SQRT([.E52]/[.$E$15])" office:value-type="float" office:value="0.592348877759093" calcext:value-type="float">
            <text:p>0,59</text:p>
          </table:table-cell>
          <table:table-cell table:formula="of:=SQRT([.F52]/[.E52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5.79999999999999" calcext:value-type="float">
            <text:p>5,8</text:p>
          </table:table-cell>
          <table:table-cell table:formula="of:= ([.B$2]-[.$D$2])/[.$A53]" office:value-type="float" office:value="0.482758620689656" calcext:value-type="float">
            <text:p>0,48</text:p>
          </table:table-cell>
          <table:table-cell table:formula="of:= ([.C$2]-[.$D$2])/[.$A53]" office:value-type="float" office:value="0.396551724137932" calcext:value-type="float">
            <text:p>0,40</text:p>
          </table:table-cell>
          <table:table-cell/>
          <table:table-cell table:formula="of:=[.$D$2]*[.B53]" office:value-type="float" office:value="0.675862068965518" calcext:value-type="float">
            <text:p>0,68</text:p>
          </table:table-cell>
          <table:table-cell table:formula="of:=[.$D$2]*[.C53]" office:value-type="float" office:value="0.555172413793104" calcext:value-type="float">
            <text:p>0,56</text:p>
          </table:table-cell>
          <table:table-cell table:formula="of:=SQRT([.E53]/[.$E$15])" office:value-type="float" office:value="0.587220219514704" calcext:value-type="float">
            <text:p>0,59</text:p>
          </table:table-cell>
          <table:table-cell table:formula="of:=SQRT([.F53]/[.E53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5.89999999999999" calcext:value-type="float">
            <text:p>5,9</text:p>
          </table:table-cell>
          <table:table-cell table:formula="of:= ([.B$2]-[.$D$2])/[.$A54]" office:value-type="float" office:value="0.474576271186441" calcext:value-type="float">
            <text:p>0,47</text:p>
          </table:table-cell>
          <table:table-cell table:formula="of:= ([.C$2]-[.$D$2])/[.$A54]" office:value-type="float" office:value="0.389830508474577" calcext:value-type="float">
            <text:p>0,39</text:p>
          </table:table-cell>
          <table:table-cell/>
          <table:table-cell table:formula="of:=[.$D$2]*[.B54]" office:value-type="float" office:value="0.664406779661018" calcext:value-type="float">
            <text:p>0,66</text:p>
          </table:table-cell>
          <table:table-cell table:formula="of:=[.$D$2]*[.C54]" office:value-type="float" office:value="0.545762711864407" calcext:value-type="float">
            <text:p>0,55</text:p>
          </table:table-cell>
          <table:table-cell table:formula="of:=SQRT([.E54]/[.$E$15])" office:value-type="float" office:value="0.582222509739582" calcext:value-type="float">
            <text:p>0,58</text:p>
          </table:table-cell>
          <table:table-cell table:formula="of:=SQRT([.F54]/[.E54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5.99999999999999" calcext:value-type="float">
            <text:p>6</text:p>
          </table:table-cell>
          <table:table-cell table:formula="of:= ([.B$2]-[.$D$2])/[.$A55]" office:value-type="float" office:value="0.466666666666667" calcext:value-type="float">
            <text:p>0,47</text:p>
          </table:table-cell>
          <table:table-cell table:formula="of:= ([.C$2]-[.$D$2])/[.$A55]" office:value-type="float" office:value="0.383333333333334" calcext:value-type="float">
            <text:p>0,38</text:p>
          </table:table-cell>
          <table:table-cell/>
          <table:table-cell table:formula="of:=[.$D$2]*[.B55]" office:value-type="float" office:value="0.653333333333334" calcext:value-type="float">
            <text:p>0,65</text:p>
          </table:table-cell>
          <table:table-cell table:formula="of:=[.$D$2]*[.C55]" office:value-type="float" office:value="0.536666666666667" calcext:value-type="float">
            <text:p>0,54</text:p>
          </table:table-cell>
          <table:table-cell table:formula="of:=SQRT([.E55]/[.$E$15])" office:value-type="float" office:value="0.577350269189626" calcext:value-type="float">
            <text:p>0,58</text:p>
          </table:table-cell>
          <table:table-cell table:formula="of:=SQRT([.F55]/[.E55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6.09999999999999" calcext:value-type="float">
            <text:p>6,1</text:p>
          </table:table-cell>
          <table:table-cell table:formula="of:= ([.B$2]-[.$D$2])/[.$A56]" office:value-type="float" office:value="0.459016393442624" calcext:value-type="float">
            <text:p>0,46</text:p>
          </table:table-cell>
          <table:table-cell table:formula="of:= ([.C$2]-[.$D$2])/[.$A56]" office:value-type="float" office:value="0.377049180327869" calcext:value-type="float">
            <text:p>0,38</text:p>
          </table:table-cell>
          <table:table-cell/>
          <table:table-cell table:formula="of:=[.$D$2]*[.B56]" office:value-type="float" office:value="0.642622950819673" calcext:value-type="float">
            <text:p>0,64</text:p>
          </table:table-cell>
          <table:table-cell table:formula="of:=[.$D$2]*[.C56]" office:value-type="float" office:value="0.527868852459017" calcext:value-type="float">
            <text:p>0,53</text:p>
          </table:table-cell>
          <table:table-cell table:formula="of:=SQRT([.E56]/[.$E$15])" office:value-type="float" office:value="0.572598334313869" calcext:value-type="float">
            <text:p>0,57</text:p>
          </table:table-cell>
          <table:table-cell table:formula="of:=SQRT([.F56]/[.E56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6.19999999999999" calcext:value-type="float">
            <text:p>6,2</text:p>
          </table:table-cell>
          <table:table-cell table:formula="of:= ([.B$2]-[.$D$2])/[.$A57]" office:value-type="float" office:value="0.451612903225807" calcext:value-type="float">
            <text:p>0,45</text:p>
          </table:table-cell>
          <table:table-cell table:formula="of:= ([.C$2]-[.$D$2])/[.$A57]" office:value-type="float" office:value="0.370967741935484" calcext:value-type="float">
            <text:p>0,37</text:p>
          </table:table-cell>
          <table:table-cell/>
          <table:table-cell table:formula="of:=[.$D$2]*[.B57]" office:value-type="float" office:value="0.63225806451613" calcext:value-type="float">
            <text:p>0,63</text:p>
          </table:table-cell>
          <table:table-cell table:formula="of:=[.$D$2]*[.C57]" office:value-type="float" office:value="0.519354838709678" calcext:value-type="float">
            <text:p>0,52</text:p>
          </table:table-cell>
          <table:table-cell table:formula="of:=SQRT([.E57]/[.$E$15])" office:value-type="float" office:value="0.567961834247065" calcext:value-type="float">
            <text:p>0,57</text:p>
          </table:table-cell>
          <table:table-cell table:formula="of:=SQRT([.F57]/[.E57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6.29999999999999" calcext:value-type="float">
            <text:p>6,3</text:p>
          </table:table-cell>
          <table:table-cell table:formula="of:= ([.B$2]-[.$D$2])/[.$A58]" office:value-type="float" office:value="0.444444444444445" calcext:value-type="float">
            <text:p>0,44</text:p>
          </table:table-cell>
          <table:table-cell table:formula="of:= ([.C$2]-[.$D$2])/[.$A58]" office:value-type="float" office:value="0.365079365079366" calcext:value-type="float">
            <text:p>0,37</text:p>
          </table:table-cell>
          <table:table-cell/>
          <table:table-cell table:formula="of:=[.$D$2]*[.B58]" office:value-type="float" office:value="0.622222222222223" calcext:value-type="float">
            <text:p>0,62</text:p>
          </table:table-cell>
          <table:table-cell table:formula="of:=[.$D$2]*[.C58]" office:value-type="float" office:value="0.511111111111112" calcext:value-type="float">
            <text:p>0,51</text:p>
          </table:table-cell>
          <table:table-cell table:formula="of:=SQRT([.E58]/[.$E$15])" office:value-type="float" office:value="0.563436169819011" calcext:value-type="float">
            <text:p>0,56</text:p>
          </table:table-cell>
          <table:table-cell table:formula="of:=SQRT([.F58]/[.E58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6.39999999999999" calcext:value-type="float">
            <text:p>6,4</text:p>
          </table:table-cell>
          <table:table-cell table:formula="of:= ([.B$2]-[.$D$2])/[.$A59]" office:value-type="float" office:value="0.437500000000001" calcext:value-type="float">
            <text:p>0,44</text:p>
          </table:table-cell>
          <table:table-cell table:formula="of:= ([.C$2]-[.$D$2])/[.$A59]" office:value-type="float" office:value="0.359375000000001" calcext:value-type="float">
            <text:p>0,36</text:p>
          </table:table-cell>
          <table:table-cell/>
          <table:table-cell table:formula="of:=[.$D$2]*[.B59]" office:value-type="float" office:value="0.612500000000001" calcext:value-type="float">
            <text:p>0,61</text:p>
          </table:table-cell>
          <table:table-cell table:formula="of:=[.$D$2]*[.C59]" office:value-type="float" office:value="0.503125000000001" calcext:value-type="float">
            <text:p>0,50</text:p>
          </table:table-cell>
          <table:table-cell table:formula="of:=SQRT([.E59]/[.$E$15])" office:value-type="float" office:value="0.559016994374948" calcext:value-type="float">
            <text:p>0,56</text:p>
          </table:table-cell>
          <table:table-cell table:formula="of:=SQRT([.F59]/[.E59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6.49999999999999" calcext:value-type="float">
            <text:p>6,5</text:p>
          </table:table-cell>
          <table:table-cell table:formula="of:= ([.B$2]-[.$D$2])/[.$A60]" office:value-type="float" office:value="0.430769230769231" calcext:value-type="float">
            <text:p>0,43</text:p>
          </table:table-cell>
          <table:table-cell table:formula="of:= ([.C$2]-[.$D$2])/[.$A60]" office:value-type="float" office:value="0.353846153846154" calcext:value-type="float">
            <text:p>0,35</text:p>
          </table:table-cell>
          <table:table-cell/>
          <table:table-cell table:formula="of:=[.$D$2]*[.B60]" office:value-type="float" office:value="0.603076923076924" calcext:value-type="float">
            <text:p>0,60</text:p>
          </table:table-cell>
          <table:table-cell table:formula="of:=[.$D$2]*[.C60]" office:value-type="float" office:value="0.495384615384616" calcext:value-type="float">
            <text:p>0,50</text:p>
          </table:table-cell>
          <table:table-cell table:formula="of:=SQRT([.E60]/[.$E$15])" office:value-type="float" office:value="0.554700196225229" calcext:value-type="float">
            <text:p>0,55</text:p>
          </table:table-cell>
          <table:table-cell table:formula="of:=SQRT([.F60]/[.E60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6.59999999999999" calcext:value-type="float">
            <text:p>6,6</text:p>
          </table:table-cell>
          <table:table-cell table:formula="of:= ([.B$2]-[.$D$2])/[.$A61]" office:value-type="float" office:value="0.424242424242425" calcext:value-type="float">
            <text:p>0,42</text:p>
          </table:table-cell>
          <table:table-cell table:formula="of:= ([.C$2]-[.$D$2])/[.$A61]" office:value-type="float" office:value="0.348484848484849" calcext:value-type="float">
            <text:p>0,35</text:p>
          </table:table-cell>
          <table:table-cell/>
          <table:table-cell table:formula="of:=[.$D$2]*[.B61]" office:value-type="float" office:value="0.593939393939395" calcext:value-type="float">
            <text:p>0,59</text:p>
          </table:table-cell>
          <table:table-cell table:formula="of:=[.$D$2]*[.C61]" office:value-type="float" office:value="0.487878787878789" calcext:value-type="float">
            <text:p>0,49</text:p>
          </table:table-cell>
          <table:table-cell table:formula="of:=SQRT([.E61]/[.$E$15])" office:value-type="float" office:value="0.550481882563181" calcext:value-type="float">
            <text:p>0,55</text:p>
          </table:table-cell>
          <table:table-cell table:formula="of:=SQRT([.F61]/[.E61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6.69999999999999" calcext:value-type="float">
            <text:p>6,7</text:p>
          </table:table-cell>
          <table:table-cell table:formula="of:= ([.B$2]-[.$D$2])/[.$A62]" office:value-type="float" office:value="0.417910447761195" calcext:value-type="float">
            <text:p>0,42</text:p>
          </table:table-cell>
          <table:table-cell table:formula="of:= ([.C$2]-[.$D$2])/[.$A62]" office:value-type="float" office:value="0.343283582089553" calcext:value-type="float">
            <text:p>0,34</text:p>
          </table:table-cell>
          <table:table-cell/>
          <table:table-cell table:formula="of:=[.$D$2]*[.B62]" office:value-type="float" office:value="0.585074626865673" calcext:value-type="float">
            <text:p>0,59</text:p>
          </table:table-cell>
          <table:table-cell table:formula="of:=[.$D$2]*[.C62]" office:value-type="float" office:value="0.480597014925374" calcext:value-type="float">
            <text:p>0,48</text:p>
          </table:table-cell>
          <table:table-cell table:formula="of:=SQRT([.E62]/[.$E$15])" office:value-type="float" office:value="0.546358364708153" calcext:value-type="float">
            <text:p>0,55</text:p>
          </table:table-cell>
          <table:table-cell table:formula="of:=SQRT([.F62]/[.E62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6.79999999999999" calcext:value-type="float">
            <text:p>6,8</text:p>
          </table:table-cell>
          <table:table-cell table:formula="of:= ([.B$2]-[.$D$2])/[.$A63]" office:value-type="float" office:value="0.411764705882354" calcext:value-type="float">
            <text:p>0,41</text:p>
          </table:table-cell>
          <table:table-cell table:formula="of:= ([.C$2]-[.$D$2])/[.$A63]" office:value-type="float" office:value="0.338235294117648" calcext:value-type="float">
            <text:p>0,34</text:p>
          </table:table-cell>
          <table:table-cell/>
          <table:table-cell table:formula="of:=[.$D$2]*[.B63]" office:value-type="float" office:value="0.576470588235295" calcext:value-type="float">
            <text:p>0,58</text:p>
          </table:table-cell>
          <table:table-cell table:formula="of:=[.$D$2]*[.C63]" office:value-type="float" office:value="0.473529411764707" calcext:value-type="float">
            <text:p>0,47</text:p>
          </table:table-cell>
          <table:table-cell table:formula="of:=SQRT([.E63]/[.$E$15])" office:value-type="float" office:value="0.542326144546641" calcext:value-type="float">
            <text:p>0,54</text:p>
          </table:table-cell>
          <table:table-cell table:formula="of:=SQRT([.F63]/[.E63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6.89999999999999" calcext:value-type="float">
            <text:p>6,9</text:p>
          </table:table-cell>
          <table:table-cell table:formula="of:= ([.B$2]-[.$D$2])/[.$A64]" office:value-type="float" office:value="0.405797101449276" calcext:value-type="float">
            <text:p>0,41</text:p>
          </table:table-cell>
          <table:table-cell table:formula="of:= ([.C$2]-[.$D$2])/[.$A64]" office:value-type="float" office:value="0.333333333333334" calcext:value-type="float">
            <text:p>0,33</text:p>
          </table:table-cell>
          <table:table-cell/>
          <table:table-cell table:formula="of:=[.$D$2]*[.B64]" office:value-type="float" office:value="0.568115942028986" calcext:value-type="float">
            <text:p>0,57</text:p>
          </table:table-cell>
          <table:table-cell table:formula="of:=[.$D$2]*[.C64]" office:value-type="float" office:value="0.466666666666667" calcext:value-type="float">
            <text:p>0,47</text:p>
          </table:table-cell>
          <table:table-cell table:formula="of:=SQRT([.E64]/[.$E$15])" office:value-type="float" office:value="0.538381902058166" calcext:value-type="float">
            <text:p>0,54</text:p>
          </table:table-cell>
          <table:table-cell table:formula="of:=SQRT([.F64]/[.E64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6.99999999999999" calcext:value-type="float">
            <text:p>7</text:p>
          </table:table-cell>
          <table:table-cell table:formula="of:= ([.B$2]-[.$D$2])/[.$A65]" office:value-type="float" office:value="0.400000000000001" calcext:value-type="float">
            <text:p>0,40</text:p>
          </table:table-cell>
          <table:table-cell table:formula="of:= ([.C$2]-[.$D$2])/[.$A65]" office:value-type="float" office:value="0.328571428571429" calcext:value-type="float">
            <text:p>0,33</text:p>
          </table:table-cell>
          <table:table-cell/>
          <table:table-cell table:formula="of:=[.$D$2]*[.B65]" office:value-type="float" office:value="0.560000000000001" calcext:value-type="float">
            <text:p>0,56</text:p>
          </table:table-cell>
          <table:table-cell table:formula="of:=[.$D$2]*[.C65]" office:value-type="float" office:value="0.460000000000001" calcext:value-type="float">
            <text:p>0,46</text:p>
          </table:table-cell>
          <table:table-cell table:formula="of:=SQRT([.E65]/[.$E$15])" office:value-type="float" office:value="0.534522483824849" calcext:value-type="float">
            <text:p>0,53</text:p>
          </table:table-cell>
          <table:table-cell table:formula="of:=SQRT([.F65]/[.E65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7.09999999999999" calcext:value-type="float">
            <text:p>7,1</text:p>
          </table:table-cell>
          <table:table-cell table:formula="of:= ([.B$2]-[.$D$2])/[.$A66]" office:value-type="float" office:value="0.394366197183099" calcext:value-type="float">
            <text:p>0,39</text:p>
          </table:table-cell>
          <table:table-cell table:formula="of:= ([.C$2]-[.$D$2])/[.$A66]" office:value-type="float" office:value="0.323943661971832" calcext:value-type="float">
            <text:p>0,32</text:p>
          </table:table-cell>
          <table:table-cell/>
          <table:table-cell table:formula="of:=[.$D$2]*[.B66]" office:value-type="float" office:value="0.552112676056339" calcext:value-type="float">
            <text:p>0,55</text:p>
          </table:table-cell>
          <table:table-cell table:formula="of:=[.$D$2]*[.C66]" office:value-type="float" office:value="0.453521126760564" calcext:value-type="float">
            <text:p>0,45</text:p>
          </table:table-cell>
          <table:table-cell table:formula="of:=SQRT([.E66]/[.$E$15])" office:value-type="float" office:value="0.530744892434276" calcext:value-type="float">
            <text:p>0,53</text:p>
          </table:table-cell>
          <table:table-cell table:formula="of:=SQRT([.F66]/[.E66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7.19999999999999" calcext:value-type="float">
            <text:p>7,2</text:p>
          </table:table-cell>
          <table:table-cell table:formula="of:= ([.B$2]-[.$D$2])/[.$A67]" office:value-type="float" office:value="0.38888888888889" calcext:value-type="float">
            <text:p>0,39</text:p>
          </table:table-cell>
          <table:table-cell table:formula="of:= ([.C$2]-[.$D$2])/[.$A67]" office:value-type="float" office:value="0.319444444444445" calcext:value-type="float">
            <text:p>0,32</text:p>
          </table:table-cell>
          <table:table-cell/>
          <table:table-cell table:formula="of:=[.$D$2]*[.B67]" office:value-type="float" office:value="0.544444444444445" calcext:value-type="float">
            <text:p>0,54</text:p>
          </table:table-cell>
          <table:table-cell table:formula="of:=[.$D$2]*[.C67]" office:value-type="float" office:value="0.447222222222223" calcext:value-type="float">
            <text:p>0,45</text:p>
          </table:table-cell>
          <table:table-cell table:formula="of:=SQRT([.E67]/[.$E$15])" office:value-type="float" office:value="0.52704627669473" calcext:value-type="float">
            <text:p>0,53</text:p>
          </table:table-cell>
          <table:table-cell table:formula="of:=SQRT([.F67]/[.E67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7.29999999999999" calcext:value-type="float">
            <text:p>7,3</text:p>
          </table:table-cell>
          <table:table-cell table:formula="of:= ([.B$2]-[.$D$2])/[.$A68]" office:value-type="float" office:value="0.383561643835617" calcext:value-type="float">
            <text:p>0,38</text:p>
          </table:table-cell>
          <table:table-cell table:formula="of:= ([.C$2]-[.$D$2])/[.$A68]" office:value-type="float" office:value="0.315068493150686" calcext:value-type="float">
            <text:p>0,32</text:p>
          </table:table-cell>
          <table:table-cell/>
          <table:table-cell table:formula="of:=[.$D$2]*[.B68]" office:value-type="float" office:value="0.536986301369864" calcext:value-type="float">
            <text:p>0,54</text:p>
          </table:table-cell>
          <table:table-cell table:formula="of:=[.$D$2]*[.C68]" office:value-type="float" office:value="0.44109589041096" calcext:value-type="float">
            <text:p>0,44</text:p>
          </table:table-cell>
          <table:table-cell table:formula="of:=SQRT([.E68]/[.$E$15])" office:value-type="float" office:value="0.523423922590214" calcext:value-type="float">
            <text:p>0,52</text:p>
          </table:table-cell>
          <table:table-cell table:formula="of:=SQRT([.F68]/[.E68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7.39999999999999" calcext:value-type="float">
            <text:p>7,4</text:p>
          </table:table-cell>
          <table:table-cell table:formula="of:= ([.B$2]-[.$D$2])/[.$A69]" office:value-type="float" office:value="0.378378378378379" calcext:value-type="float">
            <text:p>0,38</text:p>
          </table:table-cell>
          <table:table-cell table:formula="of:= ([.C$2]-[.$D$2])/[.$A69]" office:value-type="float" office:value="0.310810810810811" calcext:value-type="float">
            <text:p>0,31</text:p>
          </table:table-cell>
          <table:table-cell/>
          <table:table-cell table:formula="of:=[.$D$2]*[.B69]" office:value-type="float" office:value="0.529729729729731" calcext:value-type="float">
            <text:p>0,53</text:p>
          </table:table-cell>
          <table:table-cell table:formula="of:=[.$D$2]*[.C69]" office:value-type="float" office:value="0.435135135135136" calcext:value-type="float">
            <text:p>0,44</text:p>
          </table:table-cell>
          <table:table-cell table:formula="of:=SQRT([.E69]/[.$E$15])" office:value-type="float" office:value="0.519875244910037" calcext:value-type="float">
            <text:p>0,52</text:p>
          </table:table-cell>
          <table:table-cell table:formula="of:=SQRT([.F69]/[.E69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7.49999999999999" calcext:value-type="float">
            <text:p>7,5</text:p>
          </table:table-cell>
          <table:table-cell table:formula="of:= ([.B$2]-[.$D$2])/[.$A70]" office:value-type="float" office:value="0.373333333333334" calcext:value-type="float">
            <text:p>0,37</text:p>
          </table:table-cell>
          <table:table-cell table:formula="of:= ([.C$2]-[.$D$2])/[.$A70]" office:value-type="float" office:value="0.306666666666667" calcext:value-type="float">
            <text:p>0,31</text:p>
          </table:table-cell>
          <table:table-cell/>
          <table:table-cell table:formula="of:=[.$D$2]*[.B70]" office:value-type="float" office:value="0.522666666666668" calcext:value-type="float">
            <text:p>0,52</text:p>
          </table:table-cell>
          <table:table-cell table:formula="of:=[.$D$2]*[.C70]" office:value-type="float" office:value="0.429333333333334" calcext:value-type="float">
            <text:p>0,43</text:p>
          </table:table-cell>
          <table:table-cell table:formula="of:=SQRT([.E70]/[.$E$15])" office:value-type="float" office:value="0.516397779494323" calcext:value-type="float">
            <text:p>0,52</text:p>
          </table:table-cell>
          <table:table-cell table:formula="of:=SQRT([.F70]/[.E70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7.59999999999999" calcext:value-type="float">
            <text:p>7,6</text:p>
          </table:table-cell>
          <table:table-cell table:formula="of:= ([.B$2]-[.$D$2])/[.$A71]" office:value-type="float" office:value="0.36842105263158" calcext:value-type="float">
            <text:p>0,37</text:p>
          </table:table-cell>
          <table:table-cell table:formula="of:= ([.C$2]-[.$D$2])/[.$A71]" office:value-type="float" office:value="0.302631578947369" calcext:value-type="float">
            <text:p>0,30</text:p>
          </table:table-cell>
          <table:table-cell/>
          <table:table-cell table:formula="of:=[.$D$2]*[.B71]" office:value-type="float" office:value="0.515789473684211" calcext:value-type="float">
            <text:p>0,52</text:p>
          </table:table-cell>
          <table:table-cell table:formula="of:=[.$D$2]*[.C71]" office:value-type="float" office:value="0.423684210526317" calcext:value-type="float">
            <text:p>0,42</text:p>
          </table:table-cell>
          <table:table-cell table:formula="of:=SQRT([.E71]/[.$E$15])" office:value-type="float" office:value="0.512989176042577" calcext:value-type="float">
            <text:p>0,51</text:p>
          </table:table-cell>
          <table:table-cell table:formula="of:=SQRT([.F71]/[.E71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7.69999999999999" calcext:value-type="float">
            <text:p>7,7</text:p>
          </table:table-cell>
          <table:table-cell table:formula="of:= ([.B$2]-[.$D$2])/[.$A72]" office:value-type="float" office:value="0.363636363636364" calcext:value-type="float">
            <text:p>0,36</text:p>
          </table:table-cell>
          <table:table-cell table:formula="of:= ([.C$2]-[.$D$2])/[.$A72]" office:value-type="float" office:value="0.298701298701299" calcext:value-type="float">
            <text:p>0,30</text:p>
          </table:table-cell>
          <table:table-cell/>
          <table:table-cell table:formula="of:=[.$D$2]*[.B72]" office:value-type="float" office:value="0.50909090909091" calcext:value-type="float">
            <text:p>0,51</text:p>
          </table:table-cell>
          <table:table-cell table:formula="of:=[.$D$2]*[.C72]" office:value-type="float" office:value="0.418181818181819" calcext:value-type="float">
            <text:p>0,42</text:p>
          </table:table-cell>
          <table:table-cell table:formula="of:=SQRT([.E72]/[.$E$15])" office:value-type="float" office:value="0.509647191437626" calcext:value-type="float">
            <text:p>0,51</text:p>
          </table:table-cell>
          <table:table-cell table:formula="of:=SQRT([.F72]/[.E72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7.79999999999999" calcext:value-type="float">
            <text:p>7,8</text:p>
          </table:table-cell>
          <table:table-cell table:formula="of:= ([.B$2]-[.$D$2])/[.$A73]" office:value-type="float" office:value="0.35897435897436" calcext:value-type="float">
            <text:p>0,36</text:p>
          </table:table-cell>
          <table:table-cell table:formula="of:= ([.C$2]-[.$D$2])/[.$A73]" office:value-type="float" office:value="0.294871794871795" calcext:value-type="float">
            <text:p>0,29</text:p>
          </table:table-cell>
          <table:table-cell/>
          <table:table-cell table:formula="of:=[.$D$2]*[.B73]" office:value-type="float" office:value="0.502564102564104" calcext:value-type="float">
            <text:p>0,50</text:p>
          </table:table-cell>
          <table:table-cell table:formula="of:=[.$D$2]*[.C73]" office:value-type="float" office:value="0.412820512820514" calcext:value-type="float">
            <text:p>0,41</text:p>
          </table:table-cell>
          <table:table-cell table:formula="of:=SQRT([.E73]/[.$E$15])" office:value-type="float" office:value="0.506369683541834" calcext:value-type="float">
            <text:p>0,51</text:p>
          </table:table-cell>
          <table:table-cell table:formula="of:=SQRT([.F73]/[.E73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7.89999999999999" calcext:value-type="float">
            <text:p>7,9</text:p>
          </table:table-cell>
          <table:table-cell table:formula="of:= ([.B$2]-[.$D$2])/[.$A74]" office:value-type="float" office:value="0.354430379746836" calcext:value-type="float">
            <text:p>0,35</text:p>
          </table:table-cell>
          <table:table-cell table:formula="of:= ([.C$2]-[.$D$2])/[.$A74]" office:value-type="float" office:value="0.29113924050633" calcext:value-type="float">
            <text:p>0,29</text:p>
          </table:table-cell>
          <table:table-cell/>
          <table:table-cell table:formula="of:=[.$D$2]*[.B74]" office:value-type="float" office:value="0.496202531645571" calcext:value-type="float">
            <text:p>0,50</text:p>
          </table:table-cell>
          <table:table-cell table:formula="of:=[.$D$2]*[.C74]" office:value-type="float" office:value="0.407594936708861" calcext:value-type="float">
            <text:p>0,41</text:p>
          </table:table-cell>
          <table:table-cell table:formula="of:=SQRT([.E74]/[.$E$15])" office:value-type="float" office:value="0.503154605426628" calcext:value-type="float">
            <text:p>0,50</text:p>
          </table:table-cell>
          <table:table-cell table:formula="of:=SQRT([.F74]/[.E74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7.99999999999999" calcext:value-type="float">
            <text:p>8</text:p>
          </table:table-cell>
          <table:table-cell table:formula="of:= ([.B$2]-[.$D$2])/[.$A75]" office:value-type="float" office:value="0.350000000000001" calcext:value-type="float">
            <text:p>0,35</text:p>
          </table:table-cell>
          <table:table-cell table:formula="of:= ([.C$2]-[.$D$2])/[.$A75]" office:value-type="float" office:value="0.287500000000001" calcext:value-type="float">
            <text:p>0,29</text:p>
          </table:table-cell>
          <table:table-cell/>
          <table:table-cell table:formula="of:=[.$D$2]*[.B75]" office:value-type="float" office:value="0.490000000000001" calcext:value-type="float">
            <text:p>0,49</text:p>
          </table:table-cell>
          <table:table-cell table:formula="of:=[.$D$2]*[.C75]" office:value-type="float" office:value="0.402500000000001" calcext:value-type="float">
            <text:p>0,40</text:p>
          </table:table-cell>
          <table:table-cell table:formula="of:=SQRT([.E75]/[.$E$15])" office:value-type="float" office:value="0.5" calcext:value-type="float">
            <text:p>0,50</text:p>
          </table:table-cell>
          <table:table-cell table:formula="of:=SQRT([.F75]/[.E75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8.09999999999998" calcext:value-type="float">
            <text:p>8,1</text:p>
          </table:table-cell>
          <table:table-cell table:formula="of:= ([.B$2]-[.$D$2])/[.$A76]" office:value-type="float" office:value="0.34567901234568" calcext:value-type="float">
            <text:p>0,35</text:p>
          </table:table-cell>
          <table:table-cell table:formula="of:= ([.C$2]-[.$D$2])/[.$A76]" office:value-type="float" office:value="0.283950617283951" calcext:value-type="float">
            <text:p>0,28</text:p>
          </table:table-cell>
          <table:table-cell/>
          <table:table-cell table:formula="of:=[.$D$2]*[.B76]" office:value-type="float" office:value="0.483950617283952" calcext:value-type="float">
            <text:p>0,48</text:p>
          </table:table-cell>
          <table:table-cell table:formula="of:=[.$D$2]*[.C76]" office:value-type="float" office:value="0.397530864197532" calcext:value-type="float">
            <text:p>0,40</text:p>
          </table:table-cell>
          <table:table-cell table:formula="of:=SQRT([.E76]/[.$E$15])" office:value-type="float" office:value="0.496903994999954" calcext:value-type="float">
            <text:p>0,50</text:p>
          </table:table-cell>
          <table:table-cell table:formula="of:=SQRT([.F76]/[.E76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8.19999999999999" calcext:value-type="float">
            <text:p>8,2</text:p>
          </table:table-cell>
          <table:table-cell table:formula="of:= ([.B$2]-[.$D$2])/[.$A77]" office:value-type="float" office:value="0.341463414634147" calcext:value-type="float">
            <text:p>0,34</text:p>
          </table:table-cell>
          <table:table-cell table:formula="of:= ([.C$2]-[.$D$2])/[.$A77]" office:value-type="float" office:value="0.280487804878049" calcext:value-type="float">
            <text:p>0,28</text:p>
          </table:table-cell>
          <table:table-cell/>
          <table:table-cell table:formula="of:=[.$D$2]*[.B77]" office:value-type="float" office:value="0.478048780487806" calcext:value-type="float">
            <text:p>0,48</text:p>
          </table:table-cell>
          <table:table-cell table:formula="of:=[.$D$2]*[.C77]" office:value-type="float" office:value="0.392682926829269" calcext:value-type="float">
            <text:p>0,39</text:p>
          </table:table-cell>
          <table:table-cell table:formula="of:=SQRT([.E77]/[.$E$15])" office:value-type="float" office:value="0.493864798324795" calcext:value-type="float">
            <text:p>0,49</text:p>
          </table:table-cell>
          <table:table-cell table:formula="of:=SQRT([.F77]/[.E77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8.29999999999998" calcext:value-type="float">
            <text:p>8,3</text:p>
          </table:table-cell>
          <table:table-cell table:formula="of:= ([.B$2]-[.$D$2])/[.$A78]" office:value-type="float" office:value="0.337349397590362" calcext:value-type="float">
            <text:p>0,34</text:p>
          </table:table-cell>
          <table:table-cell table:formula="of:= ([.C$2]-[.$D$2])/[.$A78]" office:value-type="float" office:value="0.27710843373494" calcext:value-type="float">
            <text:p>0,28</text:p>
          </table:table-cell>
          <table:table-cell/>
          <table:table-cell table:formula="of:=[.$D$2]*[.B78]" office:value-type="float" office:value="0.472289156626507" calcext:value-type="float">
            <text:p>0,47</text:p>
          </table:table-cell>
          <table:table-cell table:formula="of:=[.$D$2]*[.C78]" office:value-type="float" office:value="0.387951807228916" calcext:value-type="float">
            <text:p>0,39</text:p>
          </table:table-cell>
          <table:table-cell table:formula="of:=SQRT([.E78]/[.$E$15])" office:value-type="float" office:value="0.490880693673816" calcext:value-type="float">
            <text:p>0,49</text:p>
          </table:table-cell>
          <table:table-cell table:formula="of:=SQRT([.F78]/[.E78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8.39999999999998" calcext:value-type="float">
            <text:p>8,4</text:p>
          </table:table-cell>
          <table:table-cell table:formula="of:= ([.B$2]-[.$D$2])/[.$A79]" office:value-type="float" office:value="0.333333333333334" calcext:value-type="float">
            <text:p>0,33</text:p>
          </table:table-cell>
          <table:table-cell table:formula="of:= ([.C$2]-[.$D$2])/[.$A79]" office:value-type="float" office:value="0.273809523809524" calcext:value-type="float">
            <text:p>0,27</text:p>
          </table:table-cell>
          <table:table-cell/>
          <table:table-cell table:formula="of:=[.$D$2]*[.B79]" office:value-type="float" office:value="0.466666666666668" calcext:value-type="float">
            <text:p>0,47</text:p>
          </table:table-cell>
          <table:table-cell table:formula="of:=[.$D$2]*[.C79]" office:value-type="float" office:value="0.383333333333334" calcext:value-type="float">
            <text:p>0,38</text:p>
          </table:table-cell>
          <table:table-cell table:formula="of:=SQRT([.E79]/[.$E$15])" office:value-type="float" office:value="0.487950036474267" calcext:value-type="float">
            <text:p>0,49</text:p>
          </table:table-cell>
          <table:table-cell table:formula="of:=SQRT([.F79]/[.E79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8.49999999999998" calcext:value-type="float">
            <text:p>8,5</text:p>
          </table:table-cell>
          <table:table-cell table:formula="of:= ([.B$2]-[.$D$2])/[.$A80]" office:value-type="float" office:value="0.329411764705883" calcext:value-type="float">
            <text:p>0,33</text:p>
          </table:table-cell>
          <table:table-cell table:formula="of:= ([.C$2]-[.$D$2])/[.$A80]" office:value-type="float" office:value="0.270588235294118" calcext:value-type="float">
            <text:p>0,27</text:p>
          </table:table-cell>
          <table:table-cell/>
          <table:table-cell table:formula="of:=[.$D$2]*[.B80]" office:value-type="float" office:value="0.461176470588236" calcext:value-type="float">
            <text:p>0,46</text:p>
          </table:table-cell>
          <table:table-cell table:formula="of:=[.$D$2]*[.C80]" office:value-type="float" office:value="0.378823529411765" calcext:value-type="float">
            <text:p>0,38</text:p>
          </table:table-cell>
          <table:table-cell table:formula="of:=SQRT([.E80]/[.$E$15])" office:value-type="float" office:value="0.485071250072666" calcext:value-type="float">
            <text:p>0,49</text:p>
          </table:table-cell>
          <table:table-cell table:formula="of:=SQRT([.F80]/[.E80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8.59999999999998" calcext:value-type="float">
            <text:p>8,6</text:p>
          </table:table-cell>
          <table:table-cell table:formula="of:= ([.B$2]-[.$D$2])/[.$A81]" office:value-type="float" office:value="0.325581395348838" calcext:value-type="float">
            <text:p>0,33</text:p>
          </table:table-cell>
          <table:table-cell table:formula="of:= ([.C$2]-[.$D$2])/[.$A81]" office:value-type="float" office:value="0.267441860465117" calcext:value-type="float">
            <text:p>0,27</text:p>
          </table:table-cell>
          <table:table-cell/>
          <table:table-cell table:formula="of:=[.$D$2]*[.B81]" office:value-type="float" office:value="0.455813953488373" calcext:value-type="float">
            <text:p>0,46</text:p>
          </table:table-cell>
          <table:table-cell table:formula="of:=[.$D$2]*[.C81]" office:value-type="float" office:value="0.374418604651163" calcext:value-type="float">
            <text:p>0,37</text:p>
          </table:table-cell>
          <table:table-cell table:formula="of:=SQRT([.E81]/[.$E$15])" office:value-type="float" office:value="0.482242822170413" calcext:value-type="float">
            <text:p>0,48</text:p>
          </table:table-cell>
          <table:table-cell table:formula="of:=SQRT([.F81]/[.E81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8.69999999999998" calcext:value-type="float">
            <text:p>8,7</text:p>
          </table:table-cell>
          <table:table-cell table:formula="of:= ([.B$2]-[.$D$2])/[.$A82]" office:value-type="float" office:value="0.321839080459771" calcext:value-type="float">
            <text:p>0,32</text:p>
          </table:table-cell>
          <table:table-cell table:formula="of:= ([.C$2]-[.$D$2])/[.$A82]" office:value-type="float" office:value="0.264367816091955" calcext:value-type="float">
            <text:p>0,26</text:p>
          </table:table-cell>
          <table:table-cell/>
          <table:table-cell table:formula="of:=[.$D$2]*[.B82]" office:value-type="float" office:value="0.450574712643679" calcext:value-type="float">
            <text:p>0,45</text:p>
          </table:table-cell>
          <table:table-cell table:formula="of:=[.$D$2]*[.C82]" office:value-type="float" office:value="0.370114942528736" calcext:value-type="float">
            <text:p>0,37</text:p>
          </table:table-cell>
          <table:table-cell table:formula="of:=SQRT([.E82]/[.$E$15])" office:value-type="float" office:value="0.479463301485385" calcext:value-type="float">
            <text:p>0,48</text:p>
          </table:table-cell>
          <table:table-cell table:formula="of:=SQRT([.F82]/[.E82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8.79999999999998" calcext:value-type="float">
            <text:p>8,8</text:p>
          </table:table-cell>
          <table:table-cell table:formula="of:= ([.B$2]-[.$D$2])/[.$A83]" office:value-type="float" office:value="0.318181818181819" calcext:value-type="float">
            <text:p>0,32</text:p>
          </table:table-cell>
          <table:table-cell table:formula="of:= ([.C$2]-[.$D$2])/[.$A83]" office:value-type="float" office:value="0.261363636363637" calcext:value-type="float">
            <text:p>0,26</text:p>
          </table:table-cell>
          <table:table-cell/>
          <table:table-cell table:formula="of:=[.$D$2]*[.B83]" office:value-type="float" office:value="0.445454545454546" calcext:value-type="float">
            <text:p>0,45</text:p>
          </table:table-cell>
          <table:table-cell table:formula="of:=[.$D$2]*[.C83]" office:value-type="float" office:value="0.365909090909092" calcext:value-type="float">
            <text:p>0,37</text:p>
          </table:table-cell>
          <table:table-cell table:formula="of:=SQRT([.E83]/[.$E$15])" office:value-type="float" office:value="0.476731294622797" calcext:value-type="float">
            <text:p>0,48</text:p>
          </table:table-cell>
          <table:table-cell table:formula="of:=SQRT([.F83]/[.E83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8.89999999999998" calcext:value-type="float">
            <text:p>8,9</text:p>
          </table:table-cell>
          <table:table-cell table:formula="of:= ([.B$2]-[.$D$2])/[.$A84]" office:value-type="float" office:value="0.314606741573034" calcext:value-type="float">
            <text:p>0,31</text:p>
          </table:table-cell>
          <table:table-cell table:formula="of:= ([.C$2]-[.$D$2])/[.$A84]" office:value-type="float" office:value="0.258426966292135" calcext:value-type="float">
            <text:p>0,26</text:p>
          </table:table-cell>
          <table:table-cell/>
          <table:table-cell table:formula="of:=[.$D$2]*[.B84]" office:value-type="float" office:value="0.440449438202248" calcext:value-type="float">
            <text:p>0,44</text:p>
          </table:table-cell>
          <table:table-cell table:formula="of:=[.$D$2]*[.C84]" office:value-type="float" office:value="0.36179775280899" calcext:value-type="float">
            <text:p>0,36</text:p>
          </table:table-cell>
          <table:table-cell table:formula="of:=SQRT([.E84]/[.$E$15])" office:value-type="float" office:value="0.474045463139978" calcext:value-type="float">
            <text:p>0,47</text:p>
          </table:table-cell>
          <table:table-cell table:formula="of:=SQRT([.F84]/[.E84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8.99999999999998" calcext:value-type="float">
            <text:p>9</text:p>
          </table:table-cell>
          <table:table-cell table:formula="of:= ([.B$2]-[.$D$2])/[.$A85]" office:value-type="float" office:value="0.311111111111112" calcext:value-type="float">
            <text:p>0,31</text:p>
          </table:table-cell>
          <table:table-cell table:formula="of:= ([.C$2]-[.$D$2])/[.$A85]" office:value-type="float" office:value="0.255555555555556" calcext:value-type="float">
            <text:p>0,26</text:p>
          </table:table-cell>
          <table:table-cell/>
          <table:table-cell table:formula="of:=[.$D$2]*[.B85]" office:value-type="float" office:value="0.435555555555556" calcext:value-type="float">
            <text:p>0,44</text:p>
          </table:table-cell>
          <table:table-cell table:formula="of:=[.$D$2]*[.C85]" office:value-type="float" office:value="0.357777777777778" calcext:value-type="float">
            <text:p>0,36</text:p>
          </table:table-cell>
          <table:table-cell table:formula="of:=SQRT([.E85]/[.$E$15])" office:value-type="float" office:value="0.471404520791032" calcext:value-type="float">
            <text:p>0,47</text:p>
          </table:table-cell>
          <table:table-cell table:formula="of:=SQRT([.F85]/[.E85])" office:value-type="float" office:value="0.906326967174966" calcext:value-type="float">
            <text:p>0,91</text:p>
          </table:table-cell>
        </table:table-row>
        <table:table-row table:style-name="ro2">
          <table:table-cell table:style-name="ce3" office:value-type="float" office:value="9.09999999999998" calcext:value-type="float">
            <text:p>9,1</text:p>
          </table:table-cell>
          <table:table-cell table:style-name="ce8" table:formula="of:= ([.B$2]-[.$D$2])/[.$A86]" office:value-type="float" office:value="0.307692307692308" calcext:value-type="float">
            <text:p>0,31</text:p>
          </table:table-cell>
          <table:table-cell table:style-name="ce8" table:formula="of:= ([.C$2]-[.$D$2])/[.$A86]" office:value-type="float" office:value="0.252747252747253" calcext:value-type="float">
            <text:p>0,25</text:p>
          </table:table-cell>
          <table:table-cell table:style-name="ce3"/>
          <table:table-cell table:style-name="ce8" table:formula="of:=[.$D$2]*[.B86]" office:value-type="float" office:value="0.430769230769232" calcext:value-type="float">
            <text:p>0,43</text:p>
          </table:table-cell>
          <table:table-cell table:style-name="ce8" table:formula="of:=[.$D$2]*[.C86]" office:value-type="float" office:value="0.353846153846155" calcext:value-type="float">
            <text:p>0,35</text:p>
          </table:table-cell>
          <table:table-cell table:style-name="ce8" table:formula="of:=SQRT([.E86]/[.$E$15])" office:value-type="float" office:value="0.468807230938496" calcext:value-type="float">
            <text:p>0,47</text:p>
          </table:table-cell>
          <table:table-cell table:formula="of:=SQRT([.F86]/[.E86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9.19999999999998" calcext:value-type="float">
            <text:p>9,2</text:p>
          </table:table-cell>
          <table:table-cell table:formula="of:= ([.B$2]-[.$D$2])/[.$A87]" office:value-type="float" office:value="0.304347826086957" calcext:value-type="float">
            <text:p>0,30</text:p>
          </table:table-cell>
          <table:table-cell table:formula="of:= ([.C$2]-[.$D$2])/[.$A87]" office:value-type="float" office:value="0.250000000000001" calcext:value-type="float">
            <text:p>0,25</text:p>
          </table:table-cell>
          <table:table-cell/>
          <table:table-cell table:formula="of:=[.$D$2]*[.B87]" office:value-type="float" office:value="0.42608695652174" calcext:value-type="float">
            <text:p>0,43</text:p>
          </table:table-cell>
          <table:table-cell table:formula="of:=[.$D$2]*[.C87]" office:value-type="float" office:value="0.350000000000001" calcext:value-type="float">
            <text:p>0,35</text:p>
          </table:table-cell>
          <table:table-cell table:formula="of:=SQRT([.E87]/[.$E$15])" office:value-type="float" office:value="0.466252404120157" calcext:value-type="float">
            <text:p>0,47</text:p>
          </table:table-cell>
          <table:table-cell table:formula="of:=SQRT([.F87]/[.E87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9.29999999999998" calcext:value-type="float">
            <text:p>9,3</text:p>
          </table:table-cell>
          <table:table-cell table:formula="of:= ([.B$2]-[.$D$2])/[.$A88]" office:value-type="float" office:value="0.301075268817205" calcext:value-type="float">
            <text:p>0,30</text:p>
          </table:table-cell>
          <table:table-cell table:formula="of:= ([.C$2]-[.$D$2])/[.$A88]" office:value-type="float" office:value="0.24731182795699" calcext:value-type="float">
            <text:p>0,25</text:p>
          </table:table-cell>
          <table:table-cell/>
          <table:table-cell table:formula="of:=[.$D$2]*[.B88]" office:value-type="float" office:value="0.421505376344087" calcext:value-type="float">
            <text:p>0,42</text:p>
          </table:table-cell>
          <table:table-cell table:formula="of:=[.$D$2]*[.C88]" office:value-type="float" office:value="0.346236559139786" calcext:value-type="float">
            <text:p>0,35</text:p>
          </table:table-cell>
          <table:table-cell table:formula="of:=SQRT([.E88]/[.$E$15])" office:value-type="float" office:value="0.463738895760169" calcext:value-type="float">
            <text:p>0,46</text:p>
          </table:table-cell>
          <table:table-cell table:formula="of:=SQRT([.F88]/[.E88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9.39999999999998" calcext:value-type="float">
            <text:p>9,4</text:p>
          </table:table-cell>
          <table:table-cell table:formula="of:= ([.B$2]-[.$D$2])/[.$A89]" office:value-type="float" office:value="0.297872340425533" calcext:value-type="float">
            <text:p>0,30</text:p>
          </table:table-cell>
          <table:table-cell table:formula="of:= ([.C$2]-[.$D$2])/[.$A89]" office:value-type="float" office:value="0.24468085106383" calcext:value-type="float">
            <text:p>0,24</text:p>
          </table:table-cell>
          <table:table-cell/>
          <table:table-cell table:formula="of:=[.$D$2]*[.B89]" office:value-type="float" office:value="0.417021276595746" calcext:value-type="float">
            <text:p>0,42</text:p>
          </table:table-cell>
          <table:table-cell table:formula="of:=[.$D$2]*[.C89]" office:value-type="float" office:value="0.342553191489362" calcext:value-type="float">
            <text:p>0,34</text:p>
          </table:table-cell>
          <table:table-cell table:formula="of:=SQRT([.E89]/[.$E$15])" office:value-type="float" office:value="0.461265604014443" calcext:value-type="float">
            <text:p>0,46</text:p>
          </table:table-cell>
          <table:table-cell table:formula="of:=SQRT([.F89]/[.E89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9.49999999999998" calcext:value-type="float">
            <text:p>9,5</text:p>
          </table:table-cell>
          <table:table-cell table:formula="of:= ([.B$2]-[.$D$2])/[.$A90]" office:value-type="float" office:value="0.294736842105264" calcext:value-type="float">
            <text:p>0,29</text:p>
          </table:table-cell>
          <table:table-cell table:formula="of:= ([.C$2]-[.$D$2])/[.$A90]" office:value-type="float" office:value="0.242105263157895" calcext:value-type="float">
            <text:p>0,24</text:p>
          </table:table-cell>
          <table:table-cell/>
          <table:table-cell table:formula="of:=[.$D$2]*[.B90]" office:value-type="float" office:value="0.412631578947369" calcext:value-type="float">
            <text:p>0,41</text:p>
          </table:table-cell>
          <table:table-cell table:formula="of:=[.$D$2]*[.C90]" office:value-type="float" office:value="0.338947368421053" calcext:value-type="float">
            <text:p>0,34</text:p>
          </table:table-cell>
          <table:table-cell table:formula="of:=SQRT([.E90]/[.$E$15])" office:value-type="float" office:value="0.458831467741124" calcext:value-type="float">
            <text:p>0,46</text:p>
          </table:table-cell>
          <table:table-cell table:formula="of:=SQRT([.F90]/[.E90])" office:value-type="float" office:value="0.906326967174966" calcext:value-type="float">
            <text:p>0,91</text:p>
          </table:table-cell>
        </table:table-row>
        <table:table-row table:style-name="ro2">
          <table:table-cell office:value-type="float" office:value="9.59999999999998" calcext:value-type="float">
            <text:p>9,6</text:p>
          </table:table-cell>
          <table:table-cell table:formula="of:= ([.B$2]-[.$D$2])/[.$A91]" office:value-type="float" office:value="0.291666666666667" calcext:value-type="float">
            <text:p>0,29</text:p>
          </table:table-cell>
          <table:table-cell table:formula="of:= ([.C$2]-[.$D$2])/[.$A91]" office:value-type="float" office:value="0.239583333333334" calcext:value-type="float">
            <text:p>0,24</text:p>
          </table:table-cell>
          <table:table-cell/>
          <table:table-cell table:formula="of:=[.$D$2]*[.B91]" office:value-type="float" office:value="0.408333333333334" calcext:value-type="float">
            <text:p>0,41</text:p>
          </table:table-cell>
          <table:table-cell table:formula="of:=[.$D$2]*[.C91]" office:value-type="float" office:value="0.335416666666667" calcext:value-type="float">
            <text:p>0,34</text:p>
          </table:table-cell>
          <table:table-cell table:formula="of:=SQRT([.E91]/[.$E$15])" office:value-type="float" office:value="0.456435464587639" calcext:value-type="float">
            <text:p>0,46</text:p>
          </table:table-cell>
          <table:table-cell table:formula="of:=SQRT([.F91]/[.E91])" office:value-type="float" office:value="0.906326967174966" calcext:value-type="float">
            <text:p>0,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.00.0000</text:date>, <text:time style:data-style-name="N2" text:time-value="18:50:04.25991228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8:50:04.570205151</meta:creation-date>
    <meta:editing-duration>PT8M43S</meta:editing-duration>
    <meta:editing-cycles>2</meta:editing-cycles>
    <meta:generator>LibreOffice/4.4.5.2$Linux_X86_64 LibreOffice_project/40m0$Build-2</meta:generator>
    <dc:date>2015-11-01T18:58:47.857613438</dc:date>
    <meta:document-statistic meta:table-count="1" meta:cell-count="609" meta:object-count="0"/>
  </office:meta>
</office:document-meta>
</file>